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automatic-styles>
    <style:style style:name="Table1" style:family="table">
      <style:table-properties style:width="6.6951in" fo:margin-top="0in" fo:margin-bottom="0.0799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2.5639in" style:rel-column-width="25096*"/>
    </style:style>
    <style:style style:name="Table2.B" style:family="table-column">
      <style:table-column-properties style:column-width="4.1313in" style:rel-column-width="40439*"/>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may-break-between-rows="true" style:writing-mode="lr-tb"/>
    </style:style>
    <style:style style:name="Table4.A" style:family="table-column">
      <style:table-column-properties style:column-width="3.1889in" style:rel-column-width="31214*"/>
    </style:style>
    <style:style style:name="Table4.B" style:family="table-column">
      <style:table-column-properties style:column-width="3.5063in" style:rel-column-width="34321*"/>
    </style:style>
    <style:style style:name="Table4.1" style:family="table-row">
      <style:table-row-properties fo:keep-together="always"/>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rsid="0175dd25" officeooo:paragraph-rsid="00ebd59d"/>
    </style:style>
    <style:style style:name="P14"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1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1" style:family="paragraph" style:parent-style-name="Pascal">
      <style:paragraph-properties fo:margin-left="0in" fo:margin-right="0in" fo:text-indent="0in" style:auto-text-indent="false"/>
      <style:text-properties officeooo:paragraph-rsid="012dd8e3"/>
    </style:style>
    <style:style style:name="P32" style:family="paragraph" style:parent-style-name="Text_20_body">
      <style:text-properties officeooo:paragraph-rsid="012dd8e3"/>
    </style:style>
    <style:style style:name="P33" style:family="paragraph" style:parent-style-name="Pascal">
      <style:paragraph-properties fo:margin-left="0in" fo:margin-right="0in" fo:text-indent="0in" style:auto-text-indent="false"/>
      <style:text-properties officeooo:paragraph-rsid="012f0885"/>
    </style:style>
    <style:style style:name="P34" style:family="paragraph" style:parent-style-name="Pascal">
      <style:paragraph-properties fo:margin-left="0in" fo:margin-right="0in" fo:text-indent="0in" style:auto-text-indent="false"/>
      <style:text-properties officeooo:paragraph-rsid="01337abe"/>
    </style:style>
    <style:style style:name="P35" style:family="paragraph" style:parent-style-name="Pascal">
      <style:paragraph-properties fo:margin-left="0in" fo:margin-right="0in" fo:text-indent="0in" style:auto-text-indent="false" fo:keep-with-next="auto"/>
      <style:text-properties officeooo:paragraph-rsid="01337abe"/>
    </style:style>
    <style:style style:name="P36" style:family="paragraph" style:parent-style-name="Pascal">
      <style:paragraph-properties fo:margin-left="0in" fo:margin-right="0in" fo:text-indent="0in" style:auto-text-indent="false"/>
      <style:text-properties officeooo:paragraph-rsid="01349ba9"/>
    </style:style>
    <style:style style:name="P37" style:family="paragraph" style:parent-style-name="Table_20_Contents">
      <style:text-properties officeooo:paragraph-rsid="01349ba9"/>
    </style:style>
    <style:style style:name="P38" style:family="paragraph" style:parent-style-name="Pascal">
      <style:paragraph-properties fo:margin-left="0in" fo:margin-right="0in" fo:text-indent="0in" style:auto-text-indent="false"/>
      <style:text-properties officeooo:paragraph-rsid="0135980e"/>
    </style:style>
    <style:style style:name="P39" style:family="paragraph" style:parent-style-name="Table_20_Contents">
      <style:paragraph-properties fo:margin-left="0in" fo:margin-right="0in" fo:margin-top="0.0402in" fo:margin-bottom="0.0402in" style:contextual-spacing="false" fo:text-indent="0in" style:auto-text-indent="false"/>
      <style:text-properties officeooo:rsid="01349ba9" officeooo:paragraph-rsid="01349ba9"/>
    </style:style>
    <style:style style:name="P40" style:family="paragraph" style:parent-style-name="Table_20_Contents">
      <style:text-properties officeooo:rsid="01349ba9" officeooo:paragraph-rsid="01349ba9"/>
    </style:style>
    <style:style style:name="P41" style:family="paragraph" style:parent-style-name="Standard">
      <style:paragraph-properties fo:margin-top="0in" fo:margin-bottom="0in" style:contextual-spacing="false"/>
    </style:style>
    <style:style style:name="P42" style:family="paragraph" style:parent-style-name="Pascal" style:master-page-name="">
      <style:paragraph-properties style:page-number="auto" fo:keep-with-next="auto"/>
      <style:text-properties officeooo:paragraph-rsid="0124ca2c"/>
    </style:style>
    <style:style style:name="P43" style:family="paragraph" style:parent-style-name="Pascal">
      <style:paragraph-properties fo:keep-with-next="auto"/>
      <style:text-properties officeooo:paragraph-rsid="0124ca2c"/>
    </style:style>
    <style:style style:name="P4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46" style:family="paragraph" style:parent-style-name="Pascal">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officeooo:rsid="00ff5265" officeooo:paragraph-rsid="00ff533c"/>
    </style:style>
    <style:style style:name="P48" style:family="paragraph" style:parent-style-name="Standard">
      <style:paragraph-properties fo:margin-left="0.5in" fo:margin-right="0in" fo:text-indent="0in" style:auto-text-indent="false"/>
      <style:text-properties officeooo:rsid="00ff5265" officeooo:paragraph-rsid="011d1cbf"/>
    </style:style>
    <style:style style:name="P49" style:family="paragraph" style:parent-style-name="Standard">
      <style:text-properties officeooo:rsid="00ff5265" officeooo:paragraph-rsid="00ff5265"/>
    </style:style>
    <style:style style:name="P50" style:family="paragraph" style:parent-style-name="Standard">
      <style:paragraph-properties fo:margin-left="0.5in" fo:margin-right="0in" fo:text-indent="0in" style:auto-text-indent="false"/>
      <style:text-properties officeooo:paragraph-rsid="00ff5265"/>
    </style:style>
    <style:style style:name="P51" style:family="paragraph" style:parent-style-name="Standard">
      <style:paragraph-properties fo:margin-left="0.5in" fo:margin-right="0in" fo:text-indent="0in" style:auto-text-indent="false"/>
      <style:text-properties fo:font-style="italic" officeooo:rsid="01034f81" officeooo:paragraph-rsid="01034f81" style:font-style-asian="italic" style:font-style-complex="italic"/>
    </style:style>
    <style:style style:name="P52" style:family="paragraph" style:parent-style-name="Standard">
      <style:paragraph-properties fo:margin-left="0.5in" fo:margin-right="0in" fo:text-indent="0in" style:auto-text-indent="false"/>
      <style:text-properties fo:font-style="italic" officeooo:paragraph-rsid="013d3280" style:font-style-asian="italic" style:font-style-complex="italic"/>
    </style:style>
    <style:style style:name="P53" style:family="paragraph" style:parent-style-name="Standard">
      <style:paragraph-properties fo:margin-left="0.5in" fo:margin-right="0in" fo:text-indent="0in" style:auto-text-indent="false"/>
      <style:text-properties fo:font-style="italic" officeooo:paragraph-rsid="011573e0" style:font-style-asian="italic" style:font-style-complex="italic"/>
    </style:style>
    <style:style style:name="P54" style:family="paragraph" style:parent-style-name="Text_20_body">
      <style:paragraph-properties fo:margin-left="0.5in" fo:margin-right="0in" fo:text-indent="0in" style:auto-text-indent="false"/>
      <style:text-properties fo:font-style="italic" officeooo:rsid="01089769" officeooo:paragraph-rsid="01089769" style:font-style-asian="italic" style:font-style-complex="italic"/>
    </style:style>
    <style:style style:name="P55" style:family="paragraph" style:parent-style-name="Text_20_body">
      <style:text-properties fo:font-style="italic" officeooo:rsid="01240032" officeooo:paragraph-rsid="01369f8c" style:font-style-asian="italic" style:font-style-complex="italic"/>
    </style:style>
    <style:style style:name="P56" style:family="paragraph" style:parent-style-name="Text_20_body">
      <style:text-properties fo:font-style="italic" officeooo:rsid="013efa9e" officeooo:paragraph-rsid="013efa9e" style:font-style-asian="italic" style:font-style-complex="italic"/>
    </style:style>
    <style:style style:name="P57" style:family="paragraph" style:parent-style-name="Standard">
      <style:text-properties fo:font-style="italic" officeooo:rsid="013a1ab1" officeooo:paragraph-rsid="013a1ab1" style:font-style-asian="italic" style:font-style-complex="italic"/>
    </style:style>
    <style:style style:name="P58" style:family="paragraph" style:parent-style-name="Standard">
      <style:text-properties fo:font-style="italic" officeooo:rsid="013c044e" officeooo:paragraph-rsid="013c044e" style:font-style-asian="italic" style:font-style-complex="italic"/>
    </style:style>
    <style:style style:name="P59" style:family="paragraph" style:parent-style-name="Standard">
      <style:paragraph-properties fo:margin-left="0.5in" fo:margin-right="0in" fo:text-indent="0in" style:auto-text-indent="false"/>
      <style:text-properties style:font-name="Liberation Mono" officeooo:rsid="00ff5265" officeooo:paragraph-rsid="011d1cbf"/>
    </style:style>
    <style:style style:name="P60" style:family="paragraph" style:parent-style-name="Standard">
      <style:paragraph-properties fo:margin-left="0.5in" fo:margin-right="0in" fo:text-indent="0in" style:auto-text-indent="false"/>
      <style:text-properties officeooo:paragraph-rsid="013c044e"/>
    </style:style>
    <style:style style:name="P61" style:family="paragraph" style:parent-style-name="Standard">
      <style:text-properties officeooo:paragraph-rsid="013c044e"/>
    </style:style>
    <style:style style:name="P62" style:family="paragraph" style:parent-style-name="Standard">
      <style:paragraph-properties fo:margin-left="0.5in" fo:margin-right="0in" fo:text-indent="0in" style:auto-text-indent="false"/>
      <style:text-properties officeooo:rsid="011573e0" officeooo:paragraph-rsid="011573e0"/>
    </style:style>
    <style:style style:name="P63" style:family="paragraph" style:parent-style-name="Text_20_body">
      <style:text-properties officeooo:paragraph-rsid="00f410c5"/>
    </style:style>
    <style:style style:name="P64" style:family="paragraph" style:parent-style-name="Text_20_body">
      <style:text-properties fo:font-style="normal" officeooo:rsid="00f410c5" officeooo:paragraph-rsid="00f410c5" style:font-style-asian="normal" style:font-style-complex="normal"/>
    </style:style>
    <style:style style:name="P65" style:family="paragraph" style:parent-style-name="Text_20_body">
      <style:text-properties fo:font-style="normal" officeooo:rsid="00f5df8d" officeooo:paragraph-rsid="00f5df8d" style:font-style-asian="normal" style:font-style-complex="normal"/>
    </style:style>
    <style:style style:name="P66" style:family="paragraph" style:parent-style-name="Text_20_body">
      <style:text-properties fo:font-style="normal" officeooo:rsid="00f5df8d" officeooo:paragraph-rsid="0138335b" style:font-style-asian="normal" style:font-style-complex="normal"/>
    </style:style>
    <style:style style:name="P67" style:family="paragraph" style:parent-style-name="Text_20_body">
      <style:text-properties fo:font-style="normal" officeooo:rsid="00f5df8d" officeooo:paragraph-rsid="0139d9e3" style:font-style-asian="normal" style:font-style-complex="normal"/>
    </style:style>
    <style:style style:name="P68" style:family="paragraph" style:parent-style-name="Text_20_body">
      <style:text-properties fo:font-style="normal" officeooo:rsid="0138335b" officeooo:paragraph-rsid="0138335b" style:font-style-asian="normal" style:font-style-complex="normal"/>
    </style:style>
    <style:style style:name="P69" style:family="paragraph" style:parent-style-name="Text_20_body">
      <style:text-properties fo:font-style="normal" officeooo:rsid="01387918" officeooo:paragraph-rsid="01387918" style:font-style-asian="normal" style:font-style-complex="normal"/>
    </style:style>
    <style:style style:name="P70" style:family="paragraph" style:parent-style-name="Text_20_body">
      <style:text-properties officeooo:rsid="00fb6cda" officeooo:paragraph-rsid="00fb6cda"/>
    </style:style>
    <style:style style:name="P71" style:family="paragraph" style:parent-style-name="Table_20_Contents">
      <style:text-properties officeooo:rsid="00fb6cda" officeooo:paragraph-rsid="00fb6cda"/>
    </style:style>
    <style:style style:name="P72" style:family="paragraph" style:parent-style-name="Text_20_body">
      <style:text-properties officeooo:rsid="00fbc664" officeooo:paragraph-rsid="00fbc664"/>
    </style:style>
    <style:style style:name="P73" style:family="paragraph" style:parent-style-name="Table_20_Contents">
      <style:text-properties officeooo:rsid="00fbc664" officeooo:paragraph-rsid="00fbc664"/>
    </style:style>
    <style:style style:name="P74" style:family="paragraph" style:parent-style-name="Text_20_body">
      <style:text-properties officeooo:rsid="00fd9c6b" officeooo:paragraph-rsid="00fd9c6b"/>
    </style:style>
    <style:style style:name="P75" style:family="paragraph" style:parent-style-name="Text_20_body">
      <style:text-properties officeooo:rsid="01058370" officeooo:paragraph-rsid="01058370"/>
    </style:style>
    <style:style style:name="P76" style:family="paragraph" style:parent-style-name="Text_20_body">
      <style:text-properties officeooo:rsid="011b610c" officeooo:paragraph-rsid="011b610c"/>
    </style:style>
    <style:style style:name="P77" style:family="paragraph" style:parent-style-name="Text_20_body">
      <style:text-properties officeooo:rsid="0123c8f8" officeooo:paragraph-rsid="0128e0a4"/>
    </style:style>
    <style:style style:name="P78" style:family="paragraph" style:parent-style-name="Text_20_body">
      <style:text-properties officeooo:rsid="0123c8f8" officeooo:paragraph-rsid="0123c8f8"/>
    </style:style>
    <style:style style:name="P79" style:family="paragraph" style:parent-style-name="Text_20_body">
      <style:text-properties officeooo:rsid="0123c8f8" officeooo:paragraph-rsid="013efa9e"/>
    </style:style>
    <style:style style:name="P80" style:family="paragraph" style:parent-style-name="Text_20_body">
      <style:text-properties officeooo:rsid="01240032" officeooo:paragraph-rsid="01369f8c"/>
    </style:style>
    <style:style style:name="P81" style:family="paragraph" style:parent-style-name="Text_20_body">
      <style:text-properties officeooo:rsid="012c4d21" officeooo:paragraph-rsid="012c4d21"/>
    </style:style>
    <style:style style:name="P82" style:family="paragraph" style:parent-style-name="Standard">
      <style:text-properties officeooo:rsid="012c4d21" officeooo:paragraph-rsid="012c4d21"/>
    </style:style>
    <style:style style:name="P83" style:family="paragraph" style:parent-style-name="Text_20_body">
      <style:text-properties officeooo:rsid="012f0885" officeooo:paragraph-rsid="012f0885"/>
    </style:style>
    <style:style style:name="P84" style:family="paragraph" style:parent-style-name="Table_20_Contents">
      <style:text-properties officeooo:rsid="012f0885" officeooo:paragraph-rsid="012f0885"/>
    </style:style>
    <style:style style:name="P85" style:family="paragraph" style:parent-style-name="Text_20_body">
      <style:text-properties officeooo:rsid="01369f8c" officeooo:paragraph-rsid="01369f8c"/>
    </style:style>
    <style:style style:name="P86" style:family="paragraph" style:parent-style-name="Table_20_Contents">
      <style:text-properties officeooo:rsid="01369f8c" officeooo:paragraph-rsid="01420b3e"/>
    </style:style>
    <style:style style:name="P87" style:family="paragraph" style:parent-style-name="Text_20_body">
      <style:text-properties officeooo:paragraph-rsid="01369f8c"/>
    </style:style>
    <style:style style:name="P88" style:family="paragraph" style:parent-style-name="Text_20_body">
      <style:text-properties officeooo:paragraph-rsid="01387918"/>
    </style:style>
    <style:style style:name="P89" style:family="paragraph" style:parent-style-name="Text_20_body">
      <style:text-properties officeooo:paragraph-rsid="00f5df8d"/>
    </style:style>
    <style:style style:name="P90" style:family="paragraph" style:parent-style-name="Text_20_body">
      <style:text-properties officeooo:paragraph-rsid="0128e0a4"/>
    </style:style>
    <style:style style:name="P91" style:family="paragraph" style:parent-style-name="Figure">
      <style:text-properties officeooo:paragraph-rsid="00f9936c"/>
    </style:style>
    <style:style style:name="P92" style:family="paragraph" style:parent-style-name="Standard">
      <style:text-properties officeooo:paragraph-rsid="00f9936c"/>
    </style:style>
    <style:style style:name="P93" style:family="paragraph" style:parent-style-name="Figure">
      <style:text-properties officeooo:rsid="00f9936c" officeooo:paragraph-rsid="00f9936c"/>
    </style:style>
    <style:style style:name="P94" style:family="paragraph" style:parent-style-name="Frame_20_contents">
      <style:paragraph-properties fo:text-align="justify" style:justify-single-word="false"/>
    </style:style>
    <style:style style:name="P95" style:family="paragraph" style:parent-style-name="Standard">
      <style:text-properties officeooo:rsid="0102683d" officeooo:paragraph-rsid="0102683d"/>
    </style:style>
    <style:style style:name="P96" style:family="paragraph" style:parent-style-name="Standard">
      <style:text-properties officeooo:rsid="0106d6be" officeooo:paragraph-rsid="0106d6be"/>
    </style:style>
    <style:style style:name="P97" style:family="paragraph" style:parent-style-name="Standard">
      <style:text-properties officeooo:rsid="010a31f1" officeooo:paragraph-rsid="010a31f1"/>
    </style:style>
    <style:style style:name="P98" style:family="paragraph" style:parent-style-name="Standard">
      <style:text-properties officeooo:rsid="010aabfd" officeooo:paragraph-rsid="010aabfd"/>
    </style:style>
    <style:style style:name="P99" style:family="paragraph" style:parent-style-name="Standard">
      <style:text-properties officeooo:rsid="010aabfd" officeooo:paragraph-rsid="010c2cf8"/>
    </style:style>
    <style:style style:name="P100" style:family="paragraph" style:parent-style-name="Standard">
      <style:text-properties officeooo:rsid="010c2cf8" officeooo:paragraph-rsid="010c2cf8"/>
    </style:style>
    <style:style style:name="P101" style:family="paragraph" style:parent-style-name="Standard">
      <style:text-properties officeooo:rsid="010c2cf8" officeooo:paragraph-rsid="010e0973"/>
    </style:style>
    <style:style style:name="P102" style:family="paragraph" style:parent-style-name="Standard">
      <style:text-properties officeooo:rsid="010c2cf8" officeooo:paragraph-rsid="010fa229"/>
    </style:style>
    <style:style style:name="P103" style:family="paragraph" style:parent-style-name="Standard">
      <style:text-properties officeooo:paragraph-rsid="010c2cf8"/>
    </style:style>
    <style:style style:name="P104" style:family="paragraph" style:parent-style-name="Standard">
      <style:text-properties officeooo:paragraph-rsid="0110b519"/>
    </style:style>
    <style:style style:name="P105" style:family="paragraph" style:parent-style-name="Standard">
      <style:text-properties officeooo:rsid="01118519" officeooo:paragraph-rsid="01118519"/>
    </style:style>
    <style:style style:name="P106" style:family="paragraph" style:parent-style-name="Standard">
      <style:text-properties officeooo:rsid="0115cee3" officeooo:paragraph-rsid="0115cee3"/>
    </style:style>
    <style:style style:name="P107" style:family="paragraph" style:parent-style-name="Standard">
      <style:text-properties officeooo:paragraph-rsid="0115cee3"/>
    </style:style>
    <style:style style:name="P108" style:family="paragraph" style:parent-style-name="Standard">
      <style:text-properties officeooo:rsid="01197c60" officeooo:paragraph-rsid="01197c60"/>
    </style:style>
    <style:style style:name="P109" style:family="paragraph" style:parent-style-name="Standard">
      <style:text-properties officeooo:rsid="0110b519" officeooo:paragraph-rsid="011ea950"/>
    </style:style>
    <style:style style:name="P110" style:family="paragraph" style:parent-style-name="Standard">
      <style:text-properties officeooo:rsid="011d1cbf" officeooo:paragraph-rsid="011d1cbf"/>
    </style:style>
    <style:style style:name="P111" style:family="paragraph" style:parent-style-name="Standard">
      <style:text-properties officeooo:rsid="011d2686" officeooo:paragraph-rsid="011d2686"/>
    </style:style>
    <style:style style:name="P112" style:family="paragraph" style:parent-style-name="Standard">
      <style:text-properties officeooo:paragraph-rsid="0124074b"/>
    </style:style>
    <style:style style:name="P113" style:family="paragraph" style:parent-style-name="Standard">
      <style:text-properties officeooo:rsid="0126c75f" officeooo:paragraph-rsid="0126c75f"/>
    </style:style>
    <style:style style:name="P114" style:family="paragraph" style:parent-style-name="Standard">
      <style:text-properties officeooo:paragraph-rsid="012420e4"/>
    </style:style>
    <style:style style:name="P115" style:family="paragraph" style:parent-style-name="Standard">
      <style:text-properties officeooo:rsid="01272b45" officeooo:paragraph-rsid="01272b45"/>
    </style:style>
    <style:style style:name="P116" style:family="paragraph" style:parent-style-name="Standard">
      <style:text-properties officeooo:rsid="012ab6b9" officeooo:paragraph-rsid="012ab6b9"/>
    </style:style>
    <style:style style:name="P117" style:family="paragraph" style:parent-style-name="Standard">
      <style:text-properties officeooo:rsid="0130fe9e" officeooo:paragraph-rsid="0130fe9e"/>
    </style:style>
    <style:style style:name="P118" style:family="paragraph" style:parent-style-name="Pascal">
      <style:text-properties officeooo:rsid="0130fe9e" officeooo:paragraph-rsid="0130fe9e"/>
    </style:style>
    <style:style style:name="P119" style:family="paragraph" style:parent-style-name="Standard">
      <style:text-properties officeooo:rsid="0126363e" officeooo:paragraph-rsid="0130fe9e"/>
    </style:style>
    <style:style style:name="P120" style:family="paragraph" style:parent-style-name="Standard">
      <style:text-properties officeooo:paragraph-rsid="0110b28a"/>
    </style:style>
    <style:style style:name="P121" style:family="paragraph" style:parent-style-name="Standard">
      <style:text-properties officeooo:rsid="010fa229" officeooo:paragraph-rsid="010fa229"/>
    </style:style>
    <style:style style:name="P122" style:family="paragraph" style:parent-style-name="Standard">
      <style:text-properties style:use-window-font-color="true" loext:opacity="0%" style:font-name="Liberation Sans2" fo:font-size="11pt" fo:language="en" fo:country="GB" officeooo:rsid="0128e0a4" officeooo:paragraph-rsid="0128e0a4" style:font-name-asian="Times New Roman" style:font-size-asian="11pt" style:font-name-complex="CG Times" style:font-size-complex="10pt" style:language-complex="ar" style:country-complex="SA"/>
    </style:style>
    <style:style style:name="P123" style:family="paragraph" style:parent-style-name="Standard">
      <style:text-properties style:use-window-font-color="true" loext:opacity="0%" style:font-name="Liberation Sans2" fo:font-size="11pt" fo:language="en" fo:country="GB" officeooo:rsid="0130fe9e" officeooo:paragraph-rsid="0130fe9e" style:font-name-asian="Times New Roman" style:font-size-asian="11pt" style:font-name-complex="CG Times" style:font-size-complex="10pt" style:language-complex="ar" style:country-complex="SA"/>
    </style:style>
    <style:style style:name="P124" style:family="paragraph" style:parent-style-name="Standard">
      <style:text-properties officeooo:paragraph-rsid="013efa9e"/>
    </style:style>
    <style:style style:name="P125" style:family="paragraph" style:parent-style-name="Table_20_Contents">
      <style:text-properties officeooo:paragraph-rsid="00fb6cda"/>
    </style:style>
    <style:style style:name="P126" style:family="paragraph" style:parent-style-name="Table_20_Contents">
      <style:text-properties officeooo:rsid="012dd8e3" officeooo:paragraph-rsid="012f0885"/>
    </style:style>
    <style:style style:name="P127" style:family="paragraph" style:parent-style-name="Table_20_Contents">
      <style:text-properties officeooo:rsid="012dd8e3" officeooo:paragraph-rsid="01369f8c"/>
    </style:style>
    <style:style style:name="P128" style:family="paragraph" style:parent-style-name="Table_20_Contents">
      <style:text-properties officeooo:rsid="01337abe" officeooo:paragraph-rsid="01337abe"/>
    </style:style>
    <style:style style:name="P129" style:family="paragraph" style:parent-style-name="Table_20_Contents">
      <style:text-properties officeooo:rsid="0135980e" officeooo:paragraph-rsid="0135980e"/>
    </style:style>
    <style:style style:name="P130" style:family="paragraph" style:parent-style-name="Preformatted_20_Text">
      <style:text-properties officeooo:paragraph-rsid="01058370"/>
    </style:style>
    <style:style style:name="P13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3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3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34" style:family="paragraph" style:parent-style-name="Pascal">
      <style:text-properties officeooo:paragraph-rsid="012ab6b9"/>
    </style:style>
    <style:style style:name="P135" style:family="paragraph" style:parent-style-name="Footnote">
      <style:text-properties officeooo:rsid="0139d9e3" officeooo:paragraph-rsid="0139d9e3"/>
    </style:style>
    <style:style style:name="P136" style:family="paragraph" style:parent-style-name="Pascal">
      <style:paragraph-properties fo:keep-with-next="auto"/>
      <style:text-properties officeooo:paragraph-rsid="0144fdd7"/>
    </style:style>
    <style:style style:name="P137" style:family="paragraph" style:parent-style-name="Pascal">
      <style:text-properties officeooo:paragraph-rsid="0144fdd7"/>
    </style:style>
    <style:style style:name="P138" style:family="paragraph" style:parent-style-name="Table_20_Contents">
      <style:text-properties officeooo:rsid="0144fdd7" officeooo:paragraph-rsid="0144fdd7"/>
    </style:style>
    <style:style style:name="P139" style:family="paragraph" style:parent-style-name="Contents_20_1" style:master-page-name="Front_20_Right">
      <style:paragraph-properties style:page-number="auto">
        <style:tab-stops>
          <style:tab-stop style:position="6.2701in" style:type="right"/>
        </style:tab-stops>
      </style:paragraph-properties>
    </style:style>
    <style:style style:name="P140" style:family="paragraph" style:parent-style-name="Heading_20_1" style:master-page-name="Right_20_Page">
      <style:paragraph-properties style:page-number="1" fo:break-before="auto" fo:break-after="auto"/>
      <style:text-properties officeooo:paragraph-rsid="002a495c"/>
    </style:style>
    <style:style style:name="P141" style:family="paragraph" style:parent-style-name="Heading_20_1">
      <style:text-properties officeooo:paragraph-rsid="0106d6be"/>
    </style:style>
    <style:style style:name="P142" style:family="paragraph" style:parent-style-name="Heading_20_2">
      <style:text-properties officeooo:rsid="00fb59bc" officeooo:paragraph-rsid="00fb59bc"/>
    </style:style>
    <style:style style:name="P143" style:family="paragraph" style:parent-style-name="Heading_20_2">
      <style:text-properties officeooo:rsid="0106d6be" officeooo:paragraph-rsid="0106d6be"/>
    </style:style>
    <style:style style:name="P144" style:family="paragraph" style:parent-style-name="Heading_20_2">
      <style:text-properties officeooo:rsid="010c2cf8" officeooo:paragraph-rsid="010c2cf8"/>
    </style:style>
    <style:style style:name="P145" style:family="paragraph" style:parent-style-name="Heading_20_2">
      <style:text-properties officeooo:rsid="010fa229" officeooo:paragraph-rsid="010fa229"/>
    </style:style>
    <style:style style:name="P146" style:family="paragraph" style:parent-style-name="Heading_20_2">
      <style:text-properties officeooo:rsid="0115cee3" officeooo:paragraph-rsid="0115cee3"/>
    </style:style>
    <style:style style:name="P147" style:family="paragraph" style:parent-style-name="Heading_20_2">
      <style:text-properties officeooo:rsid="0102683d" officeooo:paragraph-rsid="0102683d"/>
    </style:style>
    <style:style style:name="P148" style:family="paragraph" style:parent-style-name="Heading_20_2">
      <style:text-properties officeooo:paragraph-rsid="0102683d"/>
    </style:style>
    <style:style style:name="P149" style:family="paragraph" style:parent-style-name="Heading_20_2">
      <style:text-properties officeooo:rsid="0128e0a4" officeooo:paragraph-rsid="0128e0a4"/>
    </style:style>
    <style:style style:name="P150" style:family="paragraph" style:parent-style-name="Heading_20_3">
      <style:text-properties officeooo:rsid="010fa229" officeooo:paragraph-rsid="010fa229"/>
    </style:style>
    <style:style style:name="P151" style:family="paragraph" style:parent-style-name="Heading_20_3">
      <style:text-properties officeooo:rsid="0110b519" officeooo:paragraph-rsid="0110b519"/>
    </style:style>
    <style:style style:name="P152" style:family="paragraph" style:parent-style-name="Heading_20_3">
      <style:text-properties officeooo:rsid="010c2cf8" officeooo:paragraph-rsid="010c2cf8"/>
    </style:style>
    <style:style style:name="P153" style:family="paragraph" style:parent-style-name="Heading_20_3">
      <style:text-properties officeooo:rsid="01162f77" officeooo:paragraph-rsid="01162f77"/>
    </style:style>
    <style:style style:name="P154" style:family="paragraph" style:parent-style-name="Heading_20_3">
      <style:text-properties officeooo:rsid="0128e0a4" officeooo:paragraph-rsid="0128e0a4"/>
    </style:style>
    <style:style style:name="P155"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56"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57" style:family="paragraph" style:parent-style-name="Standard" style:list-style-name="L5">
      <style:text-properties officeooo:paragraph-rsid="00f9936c"/>
    </style:style>
    <style:style style:name="P158" style:family="paragraph" style:parent-style-name="Standard" style:list-style-name="L5">
      <style:text-properties officeooo:rsid="00f9936c" officeooo:paragraph-rsid="00f9936c"/>
    </style:style>
    <style:style style:name="P159" style:family="paragraph" style:parent-style-name="Standard" style:list-style-name="L5">
      <style:text-properties fo:font-style="normal" officeooo:rsid="00f9936c" officeooo:paragraph-rsid="00f9936c" style:font-style-asian="normal" style:font-style-complex="normal"/>
    </style:style>
    <style:style style:name="P160" style:family="paragraph" style:parent-style-name="Standard" style:list-style-name="L5">
      <style:text-properties fo:font-style="normal" officeooo:rsid="00fafa9e" officeooo:paragraph-rsid="00fafa9e" style:font-style-asian="normal" style:font-style-complex="normal"/>
    </style:style>
    <style:style style:name="P161" style:family="paragraph" style:parent-style-name="Standard" style:list-style-name="L6">
      <style:text-properties officeooo:paragraph-rsid="00ff5265"/>
    </style:style>
    <style:style style:name="P162" style:family="paragraph" style:parent-style-name="Standard" style:list-style-name="L6">
      <style:text-properties officeooo:paragraph-rsid="0106d6be"/>
    </style:style>
    <style:style style:name="P163" style:family="paragraph" style:parent-style-name="Standard" style:list-style-name="L6">
      <style:text-properties officeooo:rsid="00ff5265" officeooo:paragraph-rsid="00ff5265"/>
    </style:style>
    <style:style style:name="P164" style:family="paragraph" style:parent-style-name="Standard" style:list-style-name="L6">
      <style:text-properties officeooo:rsid="00ff5265" officeooo:paragraph-rsid="011d1cbf"/>
    </style:style>
    <style:style style:name="P165" style:family="paragraph" style:parent-style-name="Standard" style:list-style-name="L7">
      <style:text-properties officeooo:rsid="010c2cf8" officeooo:paragraph-rsid="010c2cf8"/>
    </style:style>
    <style:style style:name="P166" style:family="paragraph" style:parent-style-name="Standard" style:list-style-name="L8">
      <style:text-properties officeooo:rsid="010c2cf8" officeooo:paragraph-rsid="010c2cf8"/>
    </style:style>
    <style:style style:name="P167" style:family="paragraph" style:parent-style-name="Standard" style:list-style-name="L8">
      <style:text-properties officeooo:paragraph-rsid="010c2cf8"/>
    </style:style>
    <style:style style:name="P168" style:family="paragraph" style:parent-style-name="Standard" style:list-style-name="L9">
      <style:text-properties officeooo:paragraph-rsid="010e0973"/>
    </style:style>
    <style:style style:name="P169" style:family="paragraph" style:parent-style-name="Standard" style:list-style-name="L9">
      <style:text-properties officeooo:paragraph-rsid="010fa229"/>
    </style:style>
    <style:style style:name="P170" style:family="paragraph" style:parent-style-name="Standard" style:list-style-name="L9">
      <style:text-properties officeooo:rsid="010e0973" officeooo:paragraph-rsid="010e0973"/>
    </style:style>
    <style:style style:name="P171" style:family="paragraph" style:parent-style-name="Standard" style:list-style-name="L10">
      <style:text-properties officeooo:paragraph-rsid="011d2686"/>
    </style:style>
    <style:style style:name="P172" style:family="paragraph" style:parent-style-name="Standard" style:list-style-name="L10">
      <style:text-properties officeooo:rsid="0110b28a" officeooo:paragraph-rsid="0110b28a"/>
    </style:style>
    <style:style style:name="P173" style:family="paragraph" style:parent-style-name="Standard" style:list-style-name="L11">
      <style:text-properties officeooo:paragraph-rsid="0110b28a"/>
    </style:style>
    <style:style style:name="P174" style:family="paragraph" style:parent-style-name="Standard" style:list-style-name="L12">
      <style:text-properties officeooo:paragraph-rsid="013c044e"/>
    </style:style>
    <style:style style:name="P175" style:family="paragraph" style:parent-style-name="Standard" style:list-style-name="L13">
      <style:text-properties officeooo:rsid="0110b519" officeooo:paragraph-rsid="0110b519"/>
    </style:style>
    <style:style style:name="P176" style:family="paragraph" style:parent-style-name="Standard" style:list-style-name="L14">
      <style:text-properties officeooo:rsid="0110b519" officeooo:paragraph-rsid="0110b519"/>
    </style:style>
    <style:style style:name="P177" style:family="paragraph" style:parent-style-name="Standard" style:list-style-name="L14">
      <style:text-properties officeooo:paragraph-rsid="013d3280"/>
    </style:style>
    <style:style style:name="P178" style:family="paragraph" style:parent-style-name="Standard" style:list-style-name="L14">
      <style:text-properties officeooo:paragraph-rsid="0110b519"/>
    </style:style>
    <style:style style:name="P179" style:family="paragraph" style:parent-style-name="Standard" style:list-style-name="L14">
      <style:text-properties officeooo:rsid="0113e8ea" officeooo:paragraph-rsid="0113e8ea"/>
    </style:style>
    <style:style style:name="P180" style:family="paragraph" style:parent-style-name="Standard" style:list-style-name="L15">
      <style:text-properties officeooo:paragraph-rsid="0102683d"/>
    </style:style>
    <style:style style:name="P181" style:family="paragraph" style:parent-style-name="Standard" style:list-style-name="L15">
      <style:text-properties officeooo:rsid="0102683d" officeooo:paragraph-rsid="0102683d"/>
    </style:style>
    <style:style style:name="P182" style:family="paragraph" style:parent-style-name="Standard" style:list-style-name="L16">
      <style:text-properties officeooo:rsid="0102683d" officeooo:paragraph-rsid="0102683d"/>
    </style:style>
    <style:style style:name="P183" style:family="paragraph" style:parent-style-name="Standard" style:list-style-name="L16">
      <style:text-properties officeooo:rsid="0102683d" officeooo:paragraph-rsid="01162f77"/>
    </style:style>
    <style:style style:name="P184" style:family="paragraph" style:parent-style-name="Standard" style:list-style-name="L16">
      <style:text-properties officeooo:paragraph-rsid="0102683d"/>
    </style:style>
    <style:style style:name="P185" style:family="paragraph" style:parent-style-name="Standard" style:list-style-name="L16">
      <style:text-properties officeooo:paragraph-rsid="01162f77"/>
    </style:style>
    <style:style style:name="P186" style:family="paragraph" style:parent-style-name="Standard" style:list-style-name="L16">
      <style:text-properties officeooo:rsid="01034f81" officeooo:paragraph-rsid="01034f81"/>
    </style:style>
    <style:style style:name="P187" style:family="paragraph" style:parent-style-name="Standard" style:list-style-name="L16">
      <style:text-properties officeooo:rsid="01034f81" officeooo:paragraph-rsid="013d3280"/>
    </style:style>
    <style:style style:name="P188" style:family="paragraph" style:parent-style-name="Standard" style:list-style-name="L16">
      <style:text-properties officeooo:rsid="0103e905" officeooo:paragraph-rsid="0103e905"/>
    </style:style>
    <style:style style:name="P189" style:family="paragraph" style:parent-style-name="Standard" style:list-style-name="L16">
      <style:text-properties officeooo:rsid="01053d6d" officeooo:paragraph-rsid="01053d6d"/>
    </style:style>
    <style:style style:name="P190" style:family="paragraph" style:parent-style-name="Standard" style:list-style-name="L16">
      <style:text-properties officeooo:rsid="010a31f1" officeooo:paragraph-rsid="010a31f1"/>
    </style:style>
    <style:style style:name="P191" style:family="paragraph" style:parent-style-name="Standard" style:list-style-name="L16">
      <style:text-properties officeooo:rsid="013dae8f" officeooo:paragraph-rsid="013dae8f"/>
    </style:style>
    <style:style style:name="P192" style:family="paragraph" style:parent-style-name="Standard" style:list-style-name="L16">
      <style:text-properties officeooo:rsid="01162f77" officeooo:paragraph-rsid="01162f77"/>
    </style:style>
    <style:style style:name="P193" style:family="paragraph" style:parent-style-name="Standard" style:list-style-name="L16">
      <style:text-properties officeooo:rsid="01162f77" officeooo:paragraph-rsid="013efa9e"/>
    </style:style>
    <style:style style:name="P194" style:family="paragraph" style:parent-style-name="Standard" style:list-style-name="L16">
      <style:text-properties officeooo:rsid="01180a35" officeooo:paragraph-rsid="01180a35"/>
    </style:style>
    <style:style style:name="P195" style:family="paragraph" style:parent-style-name="Standard" style:list-style-name="L17">
      <style:text-properties officeooo:rsid="01180a35" officeooo:paragraph-rsid="01180a35"/>
    </style:style>
    <style:style style:name="P196" style:family="paragraph" style:parent-style-name="Standard" style:list-style-name="L18">
      <style:text-properties officeooo:rsid="01180a35" officeooo:paragraph-rsid="01180a35"/>
    </style:style>
    <style:style style:name="P197" style:family="paragraph" style:parent-style-name="Standard" style:list-style-name="L19">
      <style:text-properties officeooo:rsid="01197c60" officeooo:paragraph-rsid="01197c60"/>
    </style:style>
    <style:style style:name="P198" style:family="paragraph" style:parent-style-name="Standard" style:list-style-name="L19">
      <style:text-properties officeooo:rsid="0121ed91" officeooo:paragraph-rsid="0121ed91"/>
    </style:style>
    <style:style style:name="P199" style:family="paragraph" style:parent-style-name="Standard" style:list-style-name="L21">
      <style:text-properties officeooo:rsid="0126c75f" officeooo:paragraph-rsid="0126c75f"/>
    </style:style>
    <style:style style:name="P200" style:family="paragraph" style:parent-style-name="Table_20_Contents" style:list-style-name="L1">
      <style:text-properties officeooo:rsid="01420b3e" officeooo:paragraph-rsid="01420b3e"/>
    </style:style>
    <style:style style:name="P201" style:family="paragraph" style:parent-style-name="Table_20_Contents" style:list-style-name="L1">
      <style:text-properties officeooo:rsid="01369f8c" officeooo:paragraph-rsid="01420b3e"/>
    </style:style>
    <style:style style:name="P202" style:family="paragraph" style:parent-style-name="Table_20_Contents">
      <style:text-properties fo:font-style="italic" officeooo:rsid="0144fdd7" officeooo:paragraph-rsid="0144fdd7" style:font-style-asian="italic" style:font-style-complex="italic"/>
    </style:style>
    <style:style style:name="P203" style:family="paragraph" style:parent-style-name="Table_20_Contents">
      <style:text-properties officeooo:rsid="01337abe" officeooo:paragraph-rsid="01337abe"/>
    </style:style>
    <style:style style:name="P204" style:family="paragraph" style:parent-style-name="Table_20_Contents">
      <style:text-properties officeooo:rsid="01450e32" officeooo:paragraph-rsid="01450e32"/>
    </style:style>
    <style:style style:name="P205" style:family="paragraph" style:parent-style-name="Text_20_body" style:list-style-name="L2">
      <style:text-properties officeooo:paragraph-rsid="00f410c5"/>
    </style:style>
    <style:style style:name="P206" style:family="paragraph" style:parent-style-name="Text_20_body" style:list-style-name="L2">
      <style:text-properties fo:font-style="normal" officeooo:rsid="00f410c5" officeooo:paragraph-rsid="00f410c5" style:font-style-asian="normal" style:font-style-complex="normal"/>
    </style:style>
    <style:style style:name="P207" style:family="paragraph" style:parent-style-name="Text_20_body" style:list-style-name="L3">
      <style:text-properties fo:font-style="normal" officeooo:rsid="00f5df8d" officeooo:paragraph-rsid="00f5df8d" style:font-style-asian="normal" style:font-style-complex="normal"/>
    </style:style>
    <style:style style:name="P208" style:family="paragraph" style:parent-style-name="Text_20_body" style:list-style-name="L4">
      <style:text-properties fo:font-style="normal" officeooo:rsid="01387918" officeooo:paragraph-rsid="01387918" style:font-style-asian="normal" style:font-style-complex="normal"/>
    </style:style>
    <style:style style:name="P209" style:family="paragraph" style:parent-style-name="Text_20_body" style:list-style-name="L20">
      <style:text-properties officeooo:rsid="0123c8f8" officeooo:paragraph-rsid="0128e0a4"/>
    </style:style>
    <style:style style:name="P210" style:family="paragraph">
      <style:paragraph-properties fo:text-align="center"/>
    </style:style>
    <style:style style:name="P211" style:family="paragraph">
      <style:paragraph-properties style:writing-mode="lr-tb"/>
    </style:style>
    <style:style style:name="P212" style:family="paragraph">
      <loext:graphic-properties draw:fill="none" draw:fill-color="#ffffff"/>
    </style:style>
    <style:style style:name="P213" style:family="paragraph">
      <loext:graphic-properties draw:fill="non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10c5" style:font-style-asian="italic" style:font-style-complex="italic"/>
    </style:style>
    <style:style style:name="T11" style:family="text">
      <style:text-properties fo:font-style="italic" officeooo:rsid="00f9936c" style:font-style-asian="italic" style:font-style-complex="italic"/>
    </style:style>
    <style:style style:name="T12" style:family="text">
      <style:text-properties fo:font-style="italic" officeooo:rsid="00f5df8d" style:font-style-asian="italic" style:font-style-complex="italic"/>
    </style:style>
    <style:style style:name="T13" style:family="text">
      <style:text-properties fo:font-style="italic" officeooo:rsid="010c2cf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f5df8d" style:font-style-asian="normal" style:font-style-complex="normal"/>
    </style:style>
    <style:style style:name="T16" style:family="text">
      <style:text-properties fo:font-style="normal" officeooo:rsid="00f410c5" style:font-style-asian="normal" style:font-style-complex="normal"/>
    </style:style>
    <style:style style:name="T17" style:family="text">
      <style:text-properties fo:font-style="normal" officeooo:rsid="01058370" style:font-style-asian="normal" style:font-style-complex="normal"/>
    </style:style>
    <style:style style:name="T18" style:family="text">
      <style:text-properties fo:font-style="normal" officeooo:rsid="00f9936c" style:font-style-asian="normal" style:font-style-complex="normal"/>
    </style:style>
    <style:style style:name="T19" style:family="text">
      <style:text-properties fo:font-style="normal" officeooo:rsid="0138335b" style:font-style-asian="normal" style:font-style-complex="normal"/>
    </style:style>
    <style:style style:name="T20" style:family="text">
      <style:text-properties fo:font-style="normal" officeooo:rsid="0139d9e3" style:font-style-asian="normal" style:font-style-complex="normal"/>
    </style:style>
    <style:style style:name="T21" style:family="text">
      <style:text-properties fo:color="#000000" loext:opacity="100%" style:font-name="Liberation Sans2" fo:font-size="11pt" fo:language="en" fo:country="GB" fo:font-style="normal" officeooo:rsid="00f5df8d" style:font-name-asian="Arial" style:font-size-asian="12pt" style:font-style-asian="normal" style:font-name-complex="CG Times" style:font-size-complex="10pt" style:language-complex="ar" style:country-complex="SA" style:font-style-complex="normal"/>
    </style:style>
    <style:style style:name="T22" style:family="text">
      <style:text-properties fo:color="#000000" loext:opacity="100%" style:font-name="Liberation Sans2" fo:font-size="11pt" fo:language="en" fo:country="GB" fo:font-style="normal" officeooo:rsid="00f7c305" style:font-name-asian="Arial" style:font-size-asian="12pt" style:font-style-asian="normal" style:font-name-complex="CG Times" style:font-size-complex="10pt" style:language-complex="ar" style:country-complex="SA" style:font-style-complex="normal"/>
    </style:style>
    <style:style style:name="T23" style:family="text">
      <style:text-properties fo:color="#000000" loext:opacity="100%" style:font-name="Liberation Sans2" fo:font-size="11pt" fo:language="en" fo:country="GB" fo:font-style="normal" officeooo:rsid="0138335b" style:font-name-asian="Arial" style:font-size-asian="12pt" style:font-style-asian="normal" style:font-name-complex="CG Times" style:font-size-complex="10pt" style:language-complex="ar" style:country-complex="SA" style:font-style-complex="normal"/>
    </style:style>
    <style:style style:name="T24" style:family="text">
      <style:text-properties fo:color="#000000" loext:opacity="100%" style:font-name="Liberation Sans2" fo:font-size="11pt" fo:language="en" fo:country="GB" fo:font-style="normal" officeooo:rsid="01387918" style:font-name-asian="Arial" style:font-size-asian="12pt" style:font-style-asian="normal" style:font-name-complex="CG Times" style:font-size-complex="10pt" style:language-complex="ar" style:country-complex="SA" style:font-style-complex="normal"/>
    </style:style>
    <style:style style:name="T25" style:family="text">
      <style:text-properties fo:color="#000000" loext:opacity="100%" style:font-name="Liberation Sans2" fo:font-size="11pt" fo:language="en" fo:country="GB" officeooo:rsid="012dd8e3" style:font-name-asian="Arial" style:font-size-asian="12pt" style:font-name-complex="CG Times" style:font-size-complex="10pt" style:language-complex="ar" style:country-complex="SA"/>
    </style:style>
    <style:style style:name="T26" style:family="text">
      <style:text-properties fo:color="#000000" loext:opacity="100%" style:font-name="Liberation Sans2" fo:font-size="11pt" fo:language="en" fo:country="GB" officeooo:rsid="01387918" style:font-name-asian="Arial" style:font-size-asian="12pt" style:font-name-complex="CG Times" style:font-size-complex="10pt" style:language-complex="ar" style:country-complex="SA"/>
    </style:style>
    <style:style style:name="T27" style:family="text">
      <style:text-properties fo:color="#000000" loext:opacity="100%" style:font-name="Liberation Sans2" fo:font-size="11pt" fo:language="en" fo:country="GB" officeooo:rsid="013efa9e" style:font-name-asian="Arial" style:font-size-asian="12pt" style:font-name-complex="CG Times" style:font-size-complex="10pt" style:language-complex="ar" style:country-complex="SA"/>
    </style:style>
    <style:style style:name="T28" style:family="text">
      <style:text-properties officeooo:rsid="00f7c305"/>
    </style:style>
    <style:style style:name="T29" style:family="text">
      <style:text-properties officeooo:rsid="00f410c5"/>
    </style:style>
    <style:style style:name="T30" style:family="text">
      <style:text-properties officeooo:rsid="00f9936c"/>
    </style:style>
    <style:style style:name="T31" style:family="text">
      <style:text-properties style:use-window-font-color="true" loext:opacity="0%" style:font-name="Arial" fo:font-size="24pt" fo:language="en" fo:country="GB" fo:font-weight="bold" officeooo:rsid="00fb59bc" style:font-name-asian="Arial" style:font-size-asian="16pt" style:font-weight-asian="bold" style:font-name-complex="CG Times" style:font-size-complex="10pt" style:language-complex="ar" style:country-complex="SA"/>
    </style:style>
    <style:style style:name="T32" style:family="text">
      <style:text-properties style:use-window-font-color="true" loext:opacity="0%" style:font-name="Arial" fo:font-size="24pt" fo:language="en" fo:country="GB" fo:font-weight="bold" officeooo:rsid="0123c8f8" style:font-name-asian="Arial" style:font-size-asian="16pt" style:font-weight-asian="bold" style:font-name-complex="CG Times" style:font-size-complex="10pt" style:language-complex="ar" style:country-complex="SA"/>
    </style:style>
    <style:style style:name="T33" style:family="text">
      <style:text-properties style:use-window-font-color="true" loext:opacity="0%" style:font-name="Arial" fo:font-size="14pt" fo:language="en" fo:country="GB" fo:font-weight="bold" officeooo:rsid="0102683d" style:font-name-asian="Arial" style:font-size-asian="14pt" style:font-weight-asian="bold" style:font-name-complex="CG Times" style:font-size-complex="10pt" style:language-complex="ar" style:country-complex="SA"/>
    </style:style>
    <style:style style:name="T34" style:family="text">
      <style:text-properties style:use-window-font-color="true" loext:opacity="0%" style:font-name="Liberation Sans2" fo:font-size="11pt" fo:language="en" fo:country="GB" style:font-name-asian="Times New Roman" style:font-size-asian="11pt" style:font-name-complex="CG Times" style:font-size-complex="10pt" style:language-complex="ar" style:country-complex="SA"/>
    </style:style>
    <style:style style:name="T35" style:family="text">
      <style:text-properties style:use-window-font-color="true" loext:opacity="0%" style:font-name="Liberation Sans2" fo:font-size="11pt" fo:language="en" fo:country="GB" officeooo:rsid="00fb6cda" style:font-name-asian="Times New Roman" style:font-size-asian="11pt" style:font-name-complex="CG Times" style:font-size-complex="10pt" style:language-complex="ar" style:country-complex="SA"/>
    </style:style>
    <style:style style:name="T36" style:family="text">
      <style:text-properties style:use-window-font-color="true" loext:opacity="0%" style:font-name="Liberation Sans2" fo:font-size="11pt" fo:language="en" fo:country="GB" officeooo:rsid="00ff5265" style:font-name-asian="Times New Roman" style:font-size-asian="11pt" style:font-name-complex="CG Times" style:font-size-complex="10pt" style:language-complex="ar" style:country-complex="SA"/>
    </style:style>
    <style:style style:name="T37" style:family="text">
      <style:text-properties style:use-window-font-color="true" loext:opacity="0%" style:font-name="Liberation Sans2" fo:font-size="11pt" fo:language="en" fo:country="GB" officeooo:rsid="01058370" style:font-name-asian="Times New Roman" style:font-size-asian="11pt" style:font-name-complex="CG Times" style:font-size-complex="10pt" style:language-complex="ar" style:country-complex="SA"/>
    </style:style>
    <style:style style:name="T38" style:family="text">
      <style:text-properties style:use-window-font-color="true" loext:opacity="0%" style:font-name="Liberation Sans2" fo:font-size="11pt" fo:language="en" fo:country="GB" officeooo:rsid="0106d6be" style:font-name-asian="Times New Roman" style:font-size-asian="11pt" style:font-name-complex="CG Times" style:font-size-complex="10pt" style:language-complex="ar" style:country-complex="SA"/>
    </style:style>
    <style:style style:name="T39" style:family="text">
      <style:text-properties style:use-window-font-color="true" loext:opacity="0%" style:font-name="Liberation Sans2" fo:font-size="11pt" fo:language="en" fo:country="GB" officeooo:rsid="01089769" style:font-name-asian="Times New Roman" style:font-size-asian="11pt" style:font-name-complex="CG Times" style:font-size-complex="10pt" style:language-complex="ar" style:country-complex="SA"/>
    </style:style>
    <style:style style:name="T40" style:family="text">
      <style:text-properties style:use-window-font-color="true" loext:opacity="0%" style:font-name="Liberation Sans2" fo:font-size="11pt" fo:language="en" fo:country="GB" officeooo:rsid="010c2cf8" style:font-name-asian="Times New Roman" style:font-size-asian="11pt" style:font-name-complex="CG Times" style:font-size-complex="10pt" style:language-complex="ar" style:country-complex="SA"/>
    </style:style>
    <style:style style:name="T41" style:family="text">
      <style:text-properties style:use-window-font-color="true" loext:opacity="0%" style:font-name="Liberation Sans2" fo:font-size="11pt" fo:language="en" fo:country="GB" officeooo:rsid="010e0973" style:font-name-asian="Times New Roman" style:font-size-asian="11pt" style:font-name-complex="CG Times" style:font-size-complex="10pt" style:language-complex="ar" style:country-complex="SA"/>
    </style:style>
    <style:style style:name="T42" style:family="text">
      <style:text-properties style:use-window-font-color="true" loext:opacity="0%" style:font-name="Liberation Sans2" fo:font-size="11pt" fo:language="en" fo:country="GB" officeooo:rsid="010fa229" style:font-name-asian="Times New Roman" style:font-size-asian="11pt" style:font-name-complex="CG Times" style:font-size-complex="10pt" style:language-complex="ar" style:country-complex="SA"/>
    </style:style>
    <style:style style:name="T43" style:family="text">
      <style:text-properties style:use-window-font-color="true" loext:opacity="0%" style:font-name="Liberation Sans2" fo:font-size="11pt" fo:language="en" fo:country="GB" officeooo:rsid="0110b519" style:font-name-asian="Times New Roman" style:font-size-asian="11pt" style:font-name-complex="CG Times" style:font-size-complex="10pt" style:language-complex="ar" style:country-complex="SA"/>
    </style:style>
    <style:style style:name="T44" style:family="text">
      <style:text-properties style:use-window-font-color="true" loext:opacity="0%" style:font-name="Liberation Sans2" fo:font-size="11pt" fo:language="en" fo:country="GB" officeooo:rsid="0115cee3" style:font-name-asian="Times New Roman" style:font-size-asian="11pt" style:font-name-complex="CG Times" style:font-size-complex="10pt" style:language-complex="ar" style:country-complex="SA"/>
    </style:style>
    <style:style style:name="T45" style:family="text">
      <style:text-properties style:use-window-font-color="true" loext:opacity="0%" style:font-name="Liberation Sans2" fo:font-size="11pt" fo:language="en" fo:country="GB" officeooo:rsid="01162f77" style:font-name-asian="Times New Roman" style:font-size-asian="11pt" style:font-name-complex="CG Times" style:font-size-complex="10pt" style:language-complex="ar" style:country-complex="SA"/>
    </style:style>
    <style:style style:name="T46" style:family="text">
      <style:text-properties style:use-window-font-color="true" loext:opacity="0%" style:font-name="Liberation Sans2" fo:font-size="11pt" fo:language="en" fo:country="GB" officeooo:rsid="011d1cbf" style:font-name-asian="Times New Roman" style:font-size-asian="11pt" style:font-name-complex="CG Times" style:font-size-complex="10pt" style:language-complex="ar" style:country-complex="SA"/>
    </style:style>
    <style:style style:name="T47" style:family="text">
      <style:text-properties style:use-window-font-color="true" loext:opacity="0%" style:font-name="Liberation Sans2" fo:font-size="11pt" fo:language="en" fo:country="GB" officeooo:rsid="011d2686" style:font-name-asian="Times New Roman" style:font-size-asian="11pt" style:font-name-complex="CG Times" style:font-size-complex="10pt" style:language-complex="ar" style:country-complex="SA"/>
    </style:style>
    <style:style style:name="T48" style:family="text">
      <style:text-properties style:use-window-font-color="true" loext:opacity="0%" style:font-name="Liberation Sans2" fo:font-size="11pt" fo:language="en" fo:country="GB" officeooo:rsid="011ea950" style:font-name-asian="Times New Roman" style:font-size-asian="11pt" style:font-name-complex="CG Times" style:font-size-complex="10pt" style:language-complex="ar" style:country-complex="SA"/>
    </style:style>
    <style:style style:name="T49" style:family="text">
      <style:text-properties style:use-window-font-color="true" loext:opacity="0%" style:font-name="Liberation Sans2" fo:font-size="11pt" fo:language="en" fo:country="GB" officeooo:rsid="011ffcca" style:font-name-asian="Times New Roman" style:font-size-asian="11pt" style:font-name-complex="CG Times" style:font-size-complex="10pt" style:language-complex="ar" style:country-complex="SA"/>
    </style:style>
    <style:style style:name="T50" style:family="text">
      <style:text-properties style:use-window-font-color="true" loext:opacity="0%" style:font-name="Liberation Sans2" fo:font-size="11pt" fo:language="en" fo:country="GB" officeooo:rsid="0128e0a4" style:font-name-asian="Times New Roman" style:font-size-asian="11pt" style:font-name-complex="CG Times" style:font-size-complex="10pt" style:language-complex="ar" style:country-complex="SA"/>
    </style:style>
    <style:style style:name="T51" style:family="text">
      <style:text-properties style:use-window-font-color="true" loext:opacity="0%" style:font-name="Liberation Sans2" fo:font-size="11pt" fo:language="en" fo:country="GB" officeooo:rsid="01272b45" style:font-name-asian="Times New Roman" style:font-size-asian="11pt" style:font-name-complex="CG Times" style:font-size-complex="10pt" style:language-complex="ar" style:country-complex="SA"/>
    </style:style>
    <style:style style:name="T52" style:family="text">
      <style:text-properties style:use-window-font-color="true" loext:opacity="0%" style:font-name="Liberation Sans2" fo:font-size="11pt" fo:language="en" fo:country="GB" officeooo:rsid="0126c75f" style:font-name-asian="Times New Roman" style:font-size-asian="11pt" style:font-name-complex="CG Times" style:font-size-complex="10pt" style:language-complex="ar" style:country-complex="SA"/>
    </style:style>
    <style:style style:name="T53" style:family="text">
      <style:text-properties style:use-window-font-color="true" loext:opacity="0%" style:font-name="Liberation Sans2" fo:font-size="11pt" fo:language="en" fo:country="GB" officeooo:rsid="01349ba9" style:font-name-asian="Times New Roman" style:font-size-asian="11pt" style:font-name-complex="CG Times" style:font-size-complex="10pt" style:language-complex="ar" style:country-complex="SA"/>
    </style:style>
    <style:style style:name="T54" style:family="text">
      <style:text-properties style:use-window-font-color="true" loext:opacity="0%" style:font-name="Liberation Sans2" fo:font-size="11pt" fo:language="en" fo:country="GB" officeooo:rsid="0139d9e3" style:font-name-asian="Times New Roman" style:font-size-asian="11pt" style:font-name-complex="CG Times" style:font-size-complex="10pt" style:language-complex="ar" style:country-complex="SA"/>
    </style:style>
    <style:style style:name="T55" style:family="text">
      <style:text-properties style:use-window-font-color="true" loext:opacity="0%" style:font-name="Liberation Sans2" fo:font-size="11pt" fo:language="en" fo:country="GB" officeooo:rsid="013c044e" style:font-name-asian="Times New Roman" style:font-size-asian="11pt" style:font-name-complex="CG Times" style:font-size-complex="10pt" style:language-complex="ar" style:country-complex="SA"/>
    </style:style>
    <style:style style:name="T56" style:family="text">
      <style:text-properties style:use-window-font-color="true" loext:opacity="0%" style:font-name="Liberation Sans2" fo:font-size="11pt" fo:language="en" fo:country="GB" officeooo:rsid="013d3280" style:font-name-asian="Times New Roman" style:font-size-asian="11pt" style:font-name-complex="CG Times" style:font-size-complex="10pt" style:language-complex="ar" style:country-complex="SA"/>
    </style:style>
    <style:style style:name="T57" style:family="text">
      <style:text-properties style:use-window-font-color="true" loext:opacity="0%" style:font-name="Liberation Sans2" fo:font-size="11pt" fo:language="en" fo:country="GB" officeooo:rsid="0144c10d" style:font-name-asian="Times New Roman" style:font-size-asian="11pt" style:font-name-complex="CG Times" style:font-size-complex="10pt" style:language-complex="ar" style:country-complex="SA"/>
    </style:style>
    <style:style style:name="T58" style:family="text">
      <style:text-properties officeooo:rsid="00fb6cda"/>
    </style:style>
    <style:style style:name="T59" style:family="text">
      <style:text-properties officeooo:rsid="00fbc664"/>
    </style:style>
    <style:style style:name="T60" style:family="text">
      <style:text-properties officeooo:rsid="00fd9c6b"/>
    </style:style>
    <style:style style:name="T61" style:family="text">
      <style:text-properties officeooo:rsid="00ff5265"/>
    </style:style>
    <style:style style:name="T62" style:family="text">
      <style:text-properties officeooo:rsid="00ff533c"/>
    </style:style>
    <style:style style:name="T63" style:family="text">
      <style:text-properties officeooo:rsid="01013c0a"/>
    </style:style>
    <style:style style:name="T64" style:family="text">
      <style:text-properties officeooo:rsid="0102683d"/>
    </style:style>
    <style:style style:name="T65" style:family="text">
      <style:text-properties officeooo:rsid="01034f81"/>
    </style:style>
    <style:style style:name="T66" style:family="text">
      <style:text-properties officeooo:rsid="01053d6d"/>
    </style:style>
    <style:style style:name="T67" style:family="text">
      <style:text-properties officeooo:rsid="01058370"/>
    </style:style>
    <style:style style:name="T68" style:family="text">
      <style:text-properties officeooo:rsid="0106d6be"/>
    </style:style>
    <style:style style:name="T69" style:family="text">
      <style:text-properties officeooo:rsid="01089769"/>
    </style:style>
    <style:style style:name="T70" style:family="text">
      <style:text-properties officeooo:rsid="010a31f1"/>
    </style:style>
    <style:style style:name="T71" style:family="text">
      <style:text-properties officeooo:rsid="0103e905"/>
    </style:style>
    <style:style style:name="T72" style:family="text">
      <style:text-properties officeooo:rsid="010c2cf8"/>
    </style:style>
    <style:style style:name="T73" style:family="text">
      <style:text-properties fo:font-weight="bold" officeooo:rsid="010c2cf8" style:font-weight-asian="bold" style:font-weight-complex="bold"/>
    </style:style>
    <style:style style:name="T74" style:family="text">
      <style:text-properties officeooo:rsid="010e0973"/>
    </style:style>
    <style:style style:name="T75" style:family="text">
      <style:text-properties officeooo:rsid="010fa229"/>
    </style:style>
    <style:style style:name="T76" style:family="text">
      <style:text-properties officeooo:rsid="0110b28a"/>
    </style:style>
    <style:style style:name="T77" style:family="text">
      <style:text-properties officeooo:rsid="0110b519"/>
    </style:style>
    <style:style style:name="T78" style:family="text">
      <style:text-properties officeooo:rsid="01118519"/>
    </style:style>
    <style:style style:name="T79" style:family="text">
      <style:text-properties officeooo:rsid="0112b987"/>
    </style:style>
    <style:style style:name="T80" style:family="text">
      <style:text-properties officeooo:rsid="0113e8ea"/>
    </style:style>
    <style:style style:name="T81" style:family="text">
      <style:text-properties officeooo:rsid="0115cee3"/>
    </style:style>
    <style:style style:name="T82" style:family="text">
      <style:text-properties fo:font-weight="normal" officeooo:rsid="011b610c" style:font-weight-asian="normal" style:font-weight-complex="normal"/>
    </style:style>
    <style:style style:name="T83" style:family="text">
      <style:text-properties fo:font-weight="normal" officeooo:rsid="0139d9e3" style:font-weight-asian="normal" style:font-weight-complex="normal"/>
    </style:style>
    <style:style style:name="T84" style:family="text">
      <style:text-properties officeooo:rsid="011d1cbf"/>
    </style:style>
    <style:style style:name="T85" style:family="text">
      <style:text-properties style:font-name="Liberation Mono"/>
    </style:style>
    <style:style style:name="T86" style:family="text">
      <style:text-properties officeooo:rsid="011d2686"/>
    </style:style>
    <style:style style:name="T87" style:family="text">
      <style:text-properties officeooo:rsid="011ea950"/>
    </style:style>
    <style:style style:name="T88" style:family="text">
      <style:text-properties officeooo:rsid="011573e0"/>
    </style:style>
    <style:style style:name="T89" style:family="text">
      <style:text-properties officeooo:rsid="011ffcca"/>
    </style:style>
    <style:style style:name="T90" style:family="text">
      <style:text-properties officeooo:rsid="0121ed91"/>
    </style:style>
    <style:style style:name="T91" style:family="text">
      <style:text-properties officeooo:rsid="01240032"/>
    </style:style>
    <style:style style:name="T92" style:family="text">
      <style:text-properties officeooo:rsid="0124074b"/>
    </style:style>
    <style:style style:name="T93" style:family="text">
      <style:text-properties officeooo:rsid="0126c75f"/>
    </style:style>
    <style:style style:name="T94" style:family="text">
      <style:text-properties officeooo:rsid="0128e0a4"/>
    </style:style>
    <style:style style:name="T95" style:family="text">
      <style:text-properties officeooo:rsid="012c4d21"/>
    </style:style>
    <style:style style:name="T96" style:family="text">
      <style:text-properties officeooo:rsid="012dd8e3"/>
    </style:style>
    <style:style style:name="T97" style:family="text">
      <style:text-properties officeooo:rsid="012f0885"/>
    </style:style>
    <style:style style:name="T98" style:family="text">
      <style:text-properties officeooo:rsid="0130fe9e"/>
    </style:style>
    <style:style style:name="T99" style:family="text">
      <style:text-properties fo:language="en" fo:country="GB" style:language-complex="ar" style:country-complex="SA"/>
    </style:style>
    <style:style style:name="T100" style:family="text">
      <style:text-properties officeooo:rsid="01337abe"/>
    </style:style>
    <style:style style:name="T101" style:family="text">
      <style:text-properties officeooo:rsid="01349ba9"/>
    </style:style>
    <style:style style:name="T102" style:family="text">
      <style:text-properties officeooo:rsid="01369f8c"/>
    </style:style>
    <style:style style:name="T103" style:family="text">
      <style:text-properties officeooo:rsid="0138335b"/>
    </style:style>
    <style:style style:name="T104" style:family="text">
      <style:text-properties officeooo:rsid="01387918"/>
    </style:style>
    <style:style style:name="T105" style:family="text">
      <style:text-properties officeooo:rsid="0139d9e3"/>
    </style:style>
    <style:style style:name="T106" style:family="text">
      <style:text-properties officeooo:rsid="013a1ab1"/>
    </style:style>
    <style:style style:name="T107" style:family="text">
      <style:text-properties officeooo:rsid="013c044e"/>
    </style:style>
    <style:style style:name="T108" style:family="text">
      <style:text-properties officeooo:rsid="013d3280"/>
    </style:style>
    <style:style style:name="T109" style:family="text">
      <style:text-properties officeooo:rsid="013efa9e"/>
    </style:style>
    <style:style style:name="T110" style:family="text">
      <style:text-properties officeooo:rsid="0123c8f8"/>
    </style:style>
    <style:style style:name="T111" style:family="text">
      <style:text-properties officeooo:rsid="0140a848"/>
    </style:style>
    <style:style style:name="T112" style:family="text">
      <style:text-properties officeooo:rsid="01420b3e"/>
    </style:style>
    <style:style style:name="T113" style:family="text">
      <style:text-properties officeooo:rsid="0144c10d"/>
    </style:style>
    <style:style style:name="T114" style:family="text">
      <style:text-properties officeooo:rsid="01450088"/>
    </style:style>
    <style:style style:name="fr1" style:family="graphic" style:parent-style-name="Frame">
      <style:graphic-properties fo:margin-top="0in" fo:margin-bottom="0.1in" style:vertical-pos="from-top" style:vertical-rel="paragraph" style:horizontal-pos="from-left" style:horizontal-rel="paragraph" draw:wrap-influence-on-position="once-concurrent" loext:allow-overlap="true" loext:rel-width-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04in" draw:visible-area-height="1.2035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7846in" fo:min-width="1.49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ashed_20__28_var_29_" draw:fill="none" draw:textarea-horizontal-align="justify" draw:textarea-vertical-align="middle" draw:auto-grow-height="false" fo:min-height="3.3417in" fo:min-width="1.37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722in" fo:min-width="0.938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55"><draw:frame draw:style-name="fr4" draw:name="Frame3" text:anchor-type="paragraph" svg:x="5.011in" svg:y="0.0008in" draw:z-index="1"><draw:text-box fo:min-height="0.1457in" fo:min-width="0.0161in"><text:p text:style-name="P41"><text:bookmark text:name="_1229237248"/></text:p></draw:text-box></draw:frame></text:p>
      <text:p text:style-name="P30"><draw:frame draw:style-name="fr3" draw:name="Frame1" text:anchor-type="paragraph" svg:x="0.0327in" svg:y="1.9in" svg:width="6.5055in" svg:height="5.3472in" draw:z-index="2"><draw:text-box><text:p text:style-name="P45">MWA Software</text:p><text:p text:style-name="P23"><text:span text:style-name="T3"><text:line-break/></text:span><text:span text:style-name="T5"><text:title>OpenSSL Pascal API Code Generator</text:title></text:span></text:p><text:p text:style-name="P9"/><text:p text:style-name="P9"><text:subject/></text:p><text:p text:style-name="P14"/></draw:text-box></draw:frame><draw:frame draw:style-name="fr2" draw:name="Frame2" text:anchor-type="paragraph" svg:y="8.6709in" svg:width="6.5173in" svg:height="1.0575in" draw:z-index="0"><draw:text-box><text:p text:style-name="P13">Issue 1.0, </text:p><text:p text:style-name="P13"><text:date style:data-style-name="N41" text:date-value="2025-10-06T14:50:05.958788772">6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56"/>
      <text:p text:style-name="P5"/>
      <text:p text:style-name="P5"/>
      <text:p text:style-name="P5"/>
      <text:p text:style-name="P5"/>
      <text:p text:style-name="P5"/>
      <text:p text:style-name="P5"/>
      <text:p text:style-name="P5"/>
      <text:p text:style-name="P5"/>
      <text:p text:style-name="P15">COPYRIGHT</text:p>
      <text:p text:style-name="P16"/>
      <text:p text:style-name="P44"><text:span text:style-name="T2">The copyright in this work is vested in </text:span><text:span text:style-name="T2"><text:user-defined style:data-style-name="N0" text:name="Company">MWA Software</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WA Software</text:user-defined></text:span><text:span text:style-name="T2"><text:s/>(</text:span><text:span text:style-name="T2"><text:creation-date style:data-style-name="N119">2024</text:creation-date></text:span><text:span text:style-name="T2">)</text:span><text:span text:style-name="T6">.</text:span></text:p>
      <text:p text:style-name="P2"/>
      <text:p text:style-name="P3">Disclaimer</text:p>
      <text:p text:style-name="P2"/>
      <text:p text:style-name="P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3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31">1 <text:s text:c="2"/>Introduction<text:tab/>1</text:p>
          <text:p text:style-name="P131">2 <text:s text:c="2"/>Program Overview<text:tab/>3</text:p>
          <text:p text:style-name="P132">2.1 <text:s text:c="2"/>Process Flow<text:tab/>3</text:p>
          <text:p text:style-name="P132">2.2 <text:s text:c="2"/>Command Line Syntax<text:tab/>4</text:p>
          <text:p text:style-name="P131">3 <text:s text:c="2"/>Unit Templates<text:tab/>7</text:p>
          <text:p text:style-name="P132">3.1 <text:s text:c="2"/>Header File Templates<text:tab/>7</text:p>
          <text:p text:style-name="P132">3.2 <text:s text:c="2"/>Include Files<text:tab/>8</text:p>
          <text:p text:style-name="P131">4 <text:s text:c="2"/>Library Linking Strategies<text:tab/>9</text:p>
          <text:p text:style-name="P132">4.1 <text:s text:c="2"/>Static Linking<text:tab/>9</text:p>
          <text:p text:style-name="P133">4.1.1 <text:s text:c="2"/>Linking to a static library<text:tab/>10</text:p>
          <text:p text:style-name="P133">4.1.2 <text:s text:c="2"/>Linking to a shared library<text:tab/>10</text:p>
          <text:p text:style-name="P133">4.1.3 <text:s text:c="2"/>Implementation<text:tab/>10</text:p>
          <text:p text:style-name="P132">4.2 <text:s text:c="2"/>Dynamic Linking<text:tab/>11</text:p>
          <text:p text:style-name="P133">4.2.1 <text:s text:c="2"/>Implementation<text:tab/>11</text:p>
          <text:p text:style-name="P132">4.3 <text:s text:c="2"/>The OpenSSLAPI Unit<text:tab/>12</text:p>
          <text:p text:style-name="P131">5 <text:s text:c="2"/>Output Unit Layout<text:tab/>13</text:p>
          <text:p text:style-name="P132">5.1 <text:s text:c="2"/>Include Files<text:tab/>13</text:p>
          <text:p text:style-name="P132">5.2 <text:s text:c="2"/>The “All Headers” Unit<text:tab/>13</text:p>
          <text:p text:style-name="P132">5.3 <text:s text:c="2"/>Header Units<text:tab/>13</text:p>
          <text:p text:style-name="P133">5.3.1 <text:s text:c="2"/>Interface section:<text:tab/>13</text:p>
          <text:p text:style-name="P133">5.3.2 <text:s text:c="2"/>Implementation Section<text:tab/>14</text:p>
          <text:p text:style-name="P133">5.3.3 <text:s text:c="2"/>Processing of “Uses” clauses<text:tab/>15</text:p>
          <text:p text:style-name="P131">6 <text:s text:c="2"/>Using the OpenSSL API Units<text:tab/>17</text:p>
          <text:p text:style-name="P132">6.1 <text:s text:c="2"/>Compile Time Code Selection<text:tab/>17</text:p>
          <text:p text:style-name="P133">6.1.1 <text:s text:c="2"/>Link Strategy Selection<text:tab/>18</text:p>
          <text:p text:style-name="P133">6.1.2 <text:s text:c="2"/>Legacy Support<text:tab/>18</text:p>
          <text:p text:style-name="P133">6.1.3 <text:s text:c="2"/>Memory Management<text:tab/>18</text:p>
          <text:p text:style-name="P133">6.1.4 <text:s text:c="2"/>Minimum Library Version Checking<text:tab/>18</text:p>
          <text:p text:style-name="P132">6.2 <text:s text:c="2"/>Run Time Interface<text:tab/>19</text:p>
          <text:p text:style-name="P133">6.2.1 <text:s text:c="2"/>The IOpenSSL Interface<text:tab/>19</text:p>
          <text:p text:style-name="P133">6.2.2 <text:s text:c="2"/>The IOpenSSLDLL Interface<text:tab/>19</text:p>
        </text:index-body>
      </text:table-of-content>
      <text:p text:style-name="P4"/>
      <text:h text:style-name="P140" text:outline-level="1" text:restart-numbering="true" text:start-value="-1"><text:bookmark-start text:name="__RefHeading__1226_1812826207"/><text:line-break/>Introduction<text:bookmark-end text:name="__RefHeading__1226_1812826207"/></text:h>
      <text:p text:style-name="P88"><text:span text:style-name="T104">This document describes a Code Generator for creating a Pascal Interface to the OpenSSL API. </text:span><text:span text:style-name="T67">OpenSSL is </text:span><text:span text:style-name="T104">itself </text:span><text:span text:style-name="T67">an open source code library providing an implementation </text:span><text:span text:style-name="T26">that includes</text:span><text:span text:style-name="T67"> the RFC 8446 </text:span>Transport Layer Security (TLS) Protocol Version 1.3. <text:span text:style-name="T67">(see https://www.openssl.org/)</text:span>.</text:p>
      <text:p text:style-name="Text_20_body">The OpenSSL library is written in 'C' and the programmatic interface is defined in a series of 'C' header files. These have to be translated into Pascal units in order to declare the interface to a Pascal code library.</text:p>
      <text:p text:style-name="P63"><text:span text:style-name="T29">Utilities, such as Free Pascal's </text:span><text:span text:style-name="T10">h2pas</text:span><text:span text:style-name="T16"> can help this process - but only to the extent of creating a set of Pascal constant and type definitions and Function/Procedure declarations - and even then there is usually the need for additional file edits to cope with some of the more difficult </text:span><text:span text:style-name="T22">translations</text:span><text:span text:style-name="T16">, especially where 'C' macros are concerned, </text:span><text:span text:style-name="T17">and to convert the output function/procedure declarations into external declarations</text:span><text:span text:style-name="T16">.</text:span></text:p>
      <text:p text:style-name="P64"><text:span text:style-name="T67">Additional complexity is introduced given that </text:span>Pascal also requires subtly different Function/Procedure external declarations depending on the intended link model i.e.</text:p>
      <text:list text:style-name="L2">
        <text:list-item>
          <text:p text:style-name="P206">Compile time linkage to a shared (.so or .dll) library</text:p>
        </text:list-item>
        <text:list-item>
          <text:p text:style-name="P206">Compile time linkage to a static library </text:p>
        </text:list-item>
        <text:list-item>
          <text:p text:style-name="P205"><text:span text:style-name="T16">Dynamic Library Load and the run time </text:span><text:span text:style-name="T23">resolution</text:span><text:span text:style-name="T16"> </text:span><text:span text:style-name="T19">of</text:span><text:span text:style-name="T16"> each API call </text:span><text:span text:style-name="T19">used</text:span><text:span text:style-name="T16">.</text:span></text:p>
        </text:list-item>
      </text:list>
      <text:p text:style-name="P63"><text:span text:style-name="T16">Furthermore, </text:span><text:span text:style-name="T15">there </text:span><text:span text:style-name="T21">is often</text:span><text:span text:style-name="T15"> a need to support multiple versions of the OpenSSL API, and code differences between different Pascal compilers (e.g. Delphi</text:span><text:span text:style-name="T15"><text:note text:id="ftn1" text:note-class="footnote"><text:note-citation>1</text:note-citation><text:note-body><text:p text:style-name="P135">See https://www.embarcadero.com/products/delphi</text:p></text:note-body></text:note></text:span><text:span text:style-name="T15"> and Free Pascal</text:span><text:span text:style-name="T15"><text:note text:id="ftn2" text:note-class="footnote"><text:note-citation>2</text:note-citation><text:note-body><text:p text:style-name="P135">See <text:span text:style-name="T14">https://www.freepascal.org/</text:span></text:p></text:note-body></text:note></text:span><text:span text:style-name="T15"> </text:span><text:span text:style-name="T20">)</text:span><text:span text:style-name="T15">. </text:span></text:p>
      <text:p text:style-name="P65"><text:soft-page-break/>With an API as rich as that provided by OpenSSL and the number of changes that have occurred in that API over the last few years, it is always going to be a major task to manually edit and maintain Pascal header files that support all of the above variations.</text:p>
      <text:p text:style-name="P89"><text:span text:style-name="T15">This </text:span><text:span text:style-name="T24">document</text:span><text:span text:style-name="T15"> describes a code generator aimed at taking </text:span><text:span text:style-name="T17">(template)</text:span><text:span text:style-name="T15"> header files created from OpenSSL '.h' files using a utility such as </text:span><text:span text:style-name="T12">h2pas,</text:span><text:span text:style-name="T15"> and generating a set of Pascal units that supports the latest OpenSSL API that provides for:</text:span></text:p>
      <text:list text:style-name="L3">
        <text:list-item>
          <text:p text:style-name="P207">Different link models</text:p>
        </text:list-item>
        <text:list-item>
          <text:p text:style-name="P207">Backwards compatibility to earlier versions</text:p>
        </text:list-item>
        <text:list-item>
          <text:p text:style-name="P207">Delphi and Free Pascal <text:span text:style-name="T103">support</text:span>.</text:p>
        </text:list-item>
      </text:list>
      <text:p text:style-name="P66">The initial target for these units is the Indy Project and as part of an activity to add OpenSSL 3.x support to Indy<text:note text:id="ftn3" text:note-class="footnote"><text:note-citation>3</text:note-citation><text:note-body><text:p text:style-name="P67"><text:span text:style-name="T83">See </text:span><text:span text:style-name="T82">https://github.com/IndySockets/Indy</text:span></text:p></text:note-body></text:note>. However, the intent is <text:span text:style-name="T67">also </text:span>that the generated units are otherwise independent of Indy and may be used by any Pascal Project that needs to access the OpenSSL API.</text:p>
      <text:p text:style-name="P69">The Code Generator itself is written in Pascal and may be compiled using Free Pascal or Delphi. It is distributed under the GNU Public Licence (GPL). The source code distribution also includes:</text:p>
      <text:list text:style-name="L4">
        <text:list-item>
          <text:p text:style-name="P208">Template files for the OpenSSL Pascal API.</text:p>
        </text:list-item>
        <text:list-item>
          <text:p text:style-name="P208">Example generated Pascal units providing an implementation of the Pascal OpenSSL API and which may be used as provided in user projects.</text:p>
        </text:list-item>
      </text:list>
      <text:p text:style-name="P69">Both template and example units are derived from the OpenSSL source code and hence are distributed using the same Apache License v2.0 as OpenSSL itself.</text:p>
      <text:p text:style-name="P68">For a description of the use of the generated units see chapter <text:bookmark-ref text:reference-format="number" text:ref-name="__RefNumPara__2966_1056010645">6</text:bookmark-ref>.</text:p>
      <text:h text:style-name="Heading_20_1" text:outline-level="1"><text:bookmark-start text:name="__RefHeading___Toc525_3729669304"/><text:line-break/><text:span text:style-name="T31">Program</text:span><text:span text:style-name="T28"> Overview</text:span><text:bookmark-end text:name="__RefHeading___Toc525_3729669304"/></text:h>
      <text:p text:style-name="P92"><text:span text:style-name="T30">The OpenSSL API Code Generator is a command line program written in Pascal and may be compiled with Delphi or Free Pascal. </text:span><text:span text:style-name="T54">It has been tested with Delphi on</text:span><text:span text:style-name="T30"> Windows, </text:span><text:span text:style-name="T105">and with</text:span><text:span text:style-name="T30"> Free Pascal </text:span><text:span text:style-name="T54">on both</text:span><text:span text:style-name="T30"> Linux </text:span><text:span text:style-name="T105">and Windows</text:span><text:span text:style-name="T30">.</text:span></text:p>
      <text:h text:style-name="P142" text:outline-level="2"><text:bookmark-start text:name="__RefHeading___Toc527_3729669304"/>Process Flow<text:bookmark-end text:name="__RefHeading___Toc527_3729669304"/></text:h>
      <text:p text:style-name="Standard"><draw:frame draw:style-name="fr1" draw:name="Frame4" text:anchor-type="paragraph" svg:x="0in" svg:y="0.0098in" svg:width="6.6953in" style:rel-width="100%" draw:z-index="4"><draw:text-box fo:min-height="3.7457in"><text:p text:style-name="P94"><draw:custom-shape text:anchor-type="paragraph" draw:z-index="5" draw:name="Shape1" draw:style-name="gr6" draw:text-style-name="P211" svg:width="1.0898in" svg:height="1.0823in" svg:x="0.302in" svg:y="0.3972in"><text:p text:style-name="P211"><text:s/>Header</text:p><text:p text:style-name="P211"><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6" draw:name="Shape1_0" draw:style-name="gr6" draw:text-style-name="P211" svg:width="1.0898in" svg:height="1.0823in" svg:x="0.278in" svg:y="2.048in"><text:p text:style-name="P211"><text:s/>Include</text:p><text:p text:style-name="P211"><text:s/>Fil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7" draw:name="Shape1_1" draw:style-name="gr6" draw:text-style-name="P211" svg:width="1.0898in" svg:height="1.0823in" svg:x="5.1819in" svg:y="1.6472in"><text:p text:style-name="P211"><text:s/>Generated</text:p><text:p text:style-name="P211"><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8" draw:name="Shape2" draw:style-name="gr5" draw:text-style-name="P213" svg:width="1.3705in" svg:height="3.3421in" svg:x="0.1744in" svg:y="0.211in"><text:p/><draw:enhanced-geometry svg:viewBox="0 0 21600 21600" draw:type="rectangle" draw:enhanced-path="M 0 0 L 21600 0 21600 21600 0 21600 0 0 Z N"/></draw:custom-shape><draw:frame text:anchor-type="paragraph" draw:z-index="9" draw:name="Shape3" draw:style-name="gr4" draw:text-style-name="P212" svg:width="1.1539in" svg:height="0.3843in" svg:x="0.2945in" svg:y="3.2484in"><draw:text-box><text:p>Template Files</text:p></draw:text-box></draw:frame><draw:custom-shape text:anchor-type="paragraph" draw:z-index="10" draw:name="Shape4" draw:style-name="gr3" draw:text-style-name="P211" svg:width="1.4906in" svg:height="0.785in" svg:x="2.722in" svg:y="0.5646in"><text:p text:style-name="P211"><text:s text:c="5"/>Code Generator</text:p><draw:enhanced-geometry svg:viewBox="0 0 21600 21600" draw:glue-points="10800 0 0 10800 10800 21600 21600 10800" draw:type="flowchart-process" draw:enhanced-path="M 0 0 L 21600 0 21600 21600 0 21600 0 0 Z N"/></draw:custom-shape><draw:line text:anchor-type="paragraph" draw:z-index="11" draw:name="Shape5" draw:style-name="gr2" draw:text-style-name="P210" svg:x1="4.2126in" svg:y1="0.9646in" svg:x2="5.7346in" svg:y2="0.9646in"><text:p/></draw:line><draw:line text:anchor-type="paragraph" draw:z-index="12" draw:name="Shape6" draw:style-name="gr1" draw:text-style-name="P210" svg:x1="5.7346in" svg:y1="0.9646in" svg:x2="5.7272in" svg:y2="1.6472in"><text:p/></draw:line><draw:line text:anchor-type="paragraph" draw:z-index="13" draw:name="Shape7" draw:style-name="gr1" draw:text-style-name="P210" svg:x1="1.5126in" svg:y1="0.9409in" svg:x2="2.7224in" svg:y2="0.9484in"><text:p/></draw:line><draw:line text:anchor-type="paragraph" draw:z-index="14" draw:name="Shape8" draw:style-name="gr2" draw:text-style-name="P210" svg:x1="1.448in" svg:y1="2.4398in" svg:x2="2.1614in" svg:y2="2.4398in"><text:p/></draw:line><draw:line text:anchor-type="paragraph" draw:z-index="15" draw:name="Shape9" draw:style-name="gr1" draw:text-style-name="P210" svg:x1="2.161in" svg:y1="2.4394in" svg:x2="2.161in" svg:y2="0.9484in"><text:p/></draw:line></text:p><text:p text:style-name="Figure"/><text:p text:style-name="P93">#</text:p><text:p text:style-name="P91"/><text:p text:style-name="P91"/><text:p text:style-name="P91"/><text:p text:style-name="P91"/><text:p text:style-name="P91"/><text:p text:style-name="P91"/><text:p text:style-name="P91"/><text:p text:style-name="P91">Figure <text:sequence text:ref-name="refFigure0" text:name="Figure" text:formula="ooow:Figure+1" style:num-format="1">1</text:sequence>: Code Generator Process Flow</text:p></draw:text-box></draw:frame><text:sequence-ref text:reference-format="category-and-value" text:ref-name="refFigure0">Figure 1</text:sequence-ref><text:s/><text:span text:style-name="T30">above illustrates the process flow for the code generator.</text:span></text:p>
      <text:list text:style-name="L5">
        <text:list-item>
          <text:p text:style-name="P158">Input to the program are two sets of one or more template files:</text:p>
          <text:list>
            <text:list-item>
              <text:p text:style-name="P157"><text:soft-page-break/><text:span text:style-name="T30">The Header Unit Template files </text:span><text:span text:style-name="T37">are Pascal Units that</text:span><text:span text:style-name="T30"> have been generated from the OpenSSL API .h files using </text:span><text:span text:style-name="T11">h2pas</text:span><text:span text:style-name="T18">. </text:span><text:span text:style-name="T17">A set of suitable template header files are include with the source code and, in this set, t</text:span><text:span text:style-name="T18">here is a one to one correspondence between each OpenSSL .h file and the template units. The template units also include <text:s/>compatibility (added code) functions and procedures in their implementation sections that are intended to be used when the corresponding API call is not available in the </text:span><text:span text:style-name="T17">version of the </text:span><text:span text:style-name="T18">OpenSSL so/dll </text:span><text:span text:style-name="T17">being used</text:span><text:span text:style-name="T18">.</text:span></text:p>
            </text:list-item>
            <text:list-item>
              <text:p text:style-name="P159">The Include<text:span text:style-name="T105">d</text:span> Template files provide <text:span text:style-name="T67">common const and type definitions, and </text:span>additional functionality, such as a dynamic library loader and exception handling. <text:span text:style-name="T67">Only limited processing of include files is performed.</text:span></text:p>
            </text:list-item>
          </text:list>
        </text:list-item>
        <text:list-item>
          <text:p text:style-name="P160">The code generator writes output units to a specified directory. An output unit is generated for each header unit template and <text:span text:style-name="T67">for each </text:span>include file.</text:p>
        </text:list-item>
        <text:list-item>
          <text:p text:style-name="P160">The code generator can add prefixes to unit names and update their use in “uses” clauses. It also supports more than one dynamic library load strategy selected at code generation time.</text:p>
        </text:list-item>
      </text:list>
      <text:h text:style-name="P142" text:outline-level="2"><text:bookmark-start text:name="__RefHeading___Toc529_3729669304"/>Command Line Syntax<text:bookmark-end text:name="__RefHeading___Toc529_3729669304"/></text:h>
      <text:p text:style-name="Preformatted_20_Text">Usage: OpenSSL_API_CodeGenerator [-h] [--smart] [--jit] [-p &lt;output unit prefix] [-a &lt;include file(s)][-P &lt;include file prefix&gt;][-o &lt;output directory&gt;] &lt;file or directory&gt;</text:p>
      <text:p text:style-name="Preformatted_20_Text">Options:</text:p>
      <text:p text:style-name="Preformatted_20_Text">-h <text:s text:c="11"/>Help: outputs this message</text:p>
      <text:p text:style-name="Preformatted_20_Text">-s|--smart <text:s text:c="3"/>Generate smart load strategy (default)</text:p>
      <text:p text:style-name="Preformatted_20_Text">-j|--jit <text:s text:c="5"/>Generator Just In Time Load strategy</text:p>
      <text:p text:style-name="Preformatted_20_Text">-p|--prefix <text:s text:c="2"/>Output unit name prefix</text:p>
      <text:p text:style-name="Preformatted_20_Text">-P|--includedFilePrefix Include File (unitname) Prefix (overrides unit name prefix</text:p>
      <text:p text:style-name="Preformatted_20_Text">-a|--includeFiles <text:s text:c="2"/>includefile(s) source dir</text:p>
      <text:p text:style-name="Preformatted_20_Text"/>
      <text:p text:style-name="P70">The command line options are defined as:</text:p>
      <table:table table:name="Table1" table:style-name="Table1">
        <table:table-column table:style-name="Table1.A"/>
        <table:table-column table:style-name="Table1.B"/>
        <table:table-row>
          <table:table-cell table:style-name="Table1.A1" office:value-type="string">
            <text:p text:style-name="Table_20_Contents">-<text:span text:style-name="T58">h</text:span></text:p>
          </table:table-cell>
          <table:table-cell table:style-name="Table1.B1" office:value-type="string">
            <text:p text:style-name="P71">Outputs the above message</text:p>
          </table:table-cell>
        </table:table-row>
        <table:table-row>
          <table:table-cell table:style-name="Table1.A2" office:value-type="string">
            <text:p text:style-name="Table_20_Contents">-<text:span text:style-name="T58">s|--smart</text:span></text:p>
          </table:table-cell>
          <table:table-cell table:style-name="Table1.B2" office:value-type="string">
            <text:p text:style-name="P71">Generates the output units using the “smart” load strategy <text:span text:style-name="T105">(see </text:span><text:span text:style-name="T105"><text:bookmark-ref text:reference-format="number" text:ref-name="__RefNumPara__1724_1580953688">4.2</text:bookmark-ref></text:span><text:span text:style-name="T105">) </text:span></text:p>
          </table:table-cell>
        </table:table-row>
        <table:table-row>
          <table:table-cell table:style-name="Table1.A2" office:value-type="string">
            <text:p text:style-name="Table_20_Contents">-<text:span text:style-name="T58">j|--jit</text:span></text:p>
          </table:table-cell>
          <table:table-cell table:style-name="Table1.B2" office:value-type="string">
            <text:p text:style-name="P125"><text:span text:style-name="T58">Generates the output units using the “</text:span><text:span text:style-name="T35">just in time</text:span><text:span text:style-name="T58">” load strategy </text:span><text:span text:style-name="T105">(See </text:span><text:span text:style-name="T105"><text:bookmark-ref text:reference-format="number" text:ref-name="__RefNumPara__1724_1580953688">4.2</text:bookmark-ref></text:span><text:span text:style-name="T105">)</text:span></text:p>
          </table:table-cell>
        </table:table-row>
        <table:table-row>
          <table:table-cell table:style-name="Table1.A2" office:value-type="string">
            <text:p text:style-name="Table_20_Contents">-<text:span text:style-name="T58">p|--prefix</text:span></text:p>
          </table:table-cell>
          <table:table-cell table:style-name="Table1.B2" office:value-type="string">
            <text:p text:style-name="P71">Prepend all output unit names with the given prefix <text:span text:style-name="T113">(defaults to OpenSSL_)</text:span></text:p>
          </table:table-cell>
        </table:table-row>
        <table:table-row>
          <table:table-cell table:style-name="Table1.A2" office:value-type="string">
            <text:p text:style-name="Table_20_Contents">-<text:span text:style-name="T58">P|--includedFilePrefix</text:span></text:p>
          </table:table-cell>
          <table:table-cell table:style-name="Table1.B2" office:value-type="string">
            <text:p text:style-name="P125"><text:span text:style-name="T58">Prepend all output include file unit names with the given prefix (defaults to </text:span><text:span text:style-name="T57">the empty string</text:span><text:span text:style-name="T58">)</text:span></text:p>
          </table:table-cell>
        </table:table-row>
        <table:table-row>
          <table:table-cell table:style-name="Table1.A2" office:value-type="string">
            <text:p text:style-name="Table_20_Contents">-<text:span text:style-name="T59">a|--includeFiles</text:span></text:p>
          </table:table-cell>
          <table:table-cell table:style-name="Table1.B2" office:value-type="string">
            <text:p text:style-name="P73">Directory containing include files</text:p>
          </table:table-cell>
        </table:table-row>
      </table:table>
      <text:p text:style-name="P72"><text:soft-page-break/>The final command line argument is the source header file or directory. In the latter case, all files with the .h2pas suffix in that directory are processed, otherwise it is only the specified file. Any include files are ignored unless the source is a directory.</text:p>
      <text:p text:style-name="P74">When generating the OpenSSL for Indy, <text:span text:style-name="T105">the recommended approach is that </text:span>a unit prefix of “IdOpenSSLHeaders_” is used and an include file prefix of “IdSSL”. <text:span text:style-name="T67">E,g,</text:span></text:p>
      <text:p text:style-name="P130">OpenSSL_API_CodeGenerator -o examples/openssl -j -p IdOpenSSLHeaders_ <text:span text:style-name="T67">\</text:span></text:p>
      <text:p text:style-name="P130"><text:s text:c="8"/>-P IdSSL -a templates/openssl/files <text:s/>templates/openssl/headers</text:p>
      <text:p text:style-name="P130"/>
      <text:p text:style-name="P75">Assuming that the current directory is the source code root and the OpenSSL_API_CodeGenerator is on the current path.</text:p>
      <text:p text:style-name="P76">If you are using the generated header files in your own project, you may use any prefix of your choosing. <text:span text:style-name="T113">However, an empty header file prefix is not recommended and will probably result in a compilation error. This is because of the risk of name clashes between unit names and OpenSSL type names.</text:span></text:p>
      <text:h text:style-name="P141" text:outline-level="1"><text:bookmark-start text:name="__RefHeading___Toc531_3729669304"/><text:line-break/><text:span text:style-name="T68">Unit Templates</text:span><text:bookmark-end text:name="__RefHeading___Toc531_3729669304"/></text:h>
      <text:p text:style-name="P110">As discussed above, there are two types of input files: Header File Templates and Include Files.</text:p>
      <text:h text:style-name="Heading_20_2" text:outline-level="2"><text:bookmark-start text:name="__RefNumPara__1997_1580953688"/><text:bookmark-start text:name="__RefHeading___Toc2672_1056010645"/>Header File Templates<text:bookmark-end text:name="__RefNumPara__1997_1580953688"/><text:bookmark-end text:name="__RefHeading___Toc2672_1056010645"/></text:h>
      <text:p text:style-name="P49">The header file template<text:span text:style-name="T84">s are Pascal Units and</text:span> follow the following syntax:</text:p>
      <text:list text:style-name="L6">
        <text:list-item>
          <text:p text:style-name="P163">Standard unit layout with no external definitions</text:p>
        </text:list-item>
        <text:list-item>
          <text:p text:style-name="P163">The <text:span text:style-name="T68">OpenSSL </text:span>API is the subject of the interface section, and may comprise, const, type, var and procedure/function declarations. Any procedure/function declarations must not include an “external” directive nor any calling conventions.</text:p>
        </text:list-item>
        <text:list-item>
          <text:p text:style-name="P164">Special bracketed comments after each function/procedure definition may used to identify new (introduced) and removed functions procedures together with the 3 level release number (major.minor.fix) in which they were introduced/removed. </text:p>
        </text:list-item>
      </text:list>
      <text:p text:style-name="P59">e.g. {introduced 1.1.1} or {introduced 1.0.0 removed 3.0.0}. </text:p>
      <text:p text:style-name="P48">Removed clauses may also be followed by "allow_nil" indicating that it is not an error if the function/procedure cannot be loaded when the library is dynamically loaded. </text:p>
      <text:p text:style-name="P48">e<text:span text:style-name="T85">.g. {removed 3.0.0 allow_nil}.</text:span></text:p>
      <text:list text:continue-numbering="true" text:style-name="L6">
        <text:list-item>
          <text:p text:style-name="P161"><text:span text:style-name="T61">The Implementation section may be empty or comprise one or more const, types and local procedure/function bodies for removed procedure/functions where a backwards </text:span><text:span text:style-name="T84">or forwards</text:span><text:span text:style-name="T61"> compatible procedure/function is needed. These procedures/functions </text:span><text:span text:style-name="T46">should</text:span><text:span text:style-name="T61"> have the same name as the API call to which they apply. </text:span></text:p>
        </text:list-item>
      </text:list>
      <text:p text:style-name="P50"><text:span text:style-name="T61">For example, the function OpenSSL_version_num was </text:span><text:span text:style-name="T36">introduced</text:span><text:span text:style-name="T61"> in OpenSSL 1.1.0 and is thus declared in the interface section as:</text:span></text:p>
      <text:p text:style-name="P46"><text:soft-page-break/><text:span text:style-name="T61">function OpenSSL_version_num: TOpenSSL_C_ULONG; {</text:span><text:span text:style-name="T36">introduced</text:span><text:span text:style-name="T61"> 1.1.0}</text:span></text:p>
      <text:p text:style-name="P47">I<text:span text:style-name="T62">t replaced the earlier SSLeay which is declared </text:span><text:span text:style-name="T84">(in the template's interface section)</text:span><text:span text:style-name="T62"> as:</text:span></text:p>
      <text:p text:style-name="P46">function SSLeay: TOpenSSL_C_ULONG; {removed 1.1.0}</text:p>
      <text:p text:style-name="P47"><text:span text:style-name="T62">I</text:span>n order to provide backwards compatibility to programs when an earlier version of the OpenSSL library is loaded, “OpenSSL_version_num” may be declared in the implementation section as:</text:p>
      <text:p text:style-name="P46">function OpenSSL_version_num: TOpenSSL_C_ULONG;</text:p>
      <text:p text:style-name="P46">begin</text:p>
      <text:p text:style-name="P46"><text:s text:c="4"/>Result := SSLeay;</text:p>
      <text:p text:style-name="P46">end;</text:p>
      <text:p text:style-name="P54">Note. Compatibility Functions may be provided for any removed or introduced API call and are used if the corresponding API call is not available in the loaded library. For introduced API calls they provide a means by which user code can be written to support a later version of OpenSSL (e.g. 3.0.0) but which can still work with earlier versions of OpenSSL.</text:p>
      <text:p text:style-name="P54">Note. All <text:s/>Compatibility Functions are placed in conditional compilation sections such that they are ignored if the symbol OPENSSL_NO_LEGACY_SUPPORT is defined when a user program is compiled thus providing a means to avoid unnecessary bloat when not needed <text:span text:style-name="T106">(see </text:span><text:span text:style-name="T106"><text:bookmark-ref text:reference-format="number" text:ref-name="__RefNumPara__1858_1580953688">6.1.2</text:bookmark-ref></text:span><text:span text:style-name="T106">)</text:span>.</text:p>
      <text:list text:continue-numbering="true" text:style-name="L6">
        <text:list-item>
          <text:p text:style-name="P162"><text:span text:style-name="T61">Both interface and implementation sections may contain </text:span><text:span text:style-name="T68">one or more</text:span><text:span text:style-name="T61"> section</text:span><text:span text:style-name="T68">s</text:span><text:span text:style-name="T61"> delimited by "{</text:span><text:span text:style-name="T38">passthrough</text:span><text:span text:style-name="T61">}" and "{/</text:span><text:span text:style-name="T38">passthrough</text:span><text:span text:style-name="T61">}" </text:span><text:span text:style-name="T63">special comments</text:span><text:span text:style-name="T61">. These sections are copied unchanged to the output unit.</text:span></text:p>
        </text:list-item>
      </text:list>
      <text:p text:style-name="P98">By default API calls are expected to be in the library 'LibCrypto”. However, this may be overridden by including the (pseudo) directive $UnitLibName in the template file prior to any API calls .e.g.</text:p>
      <text:p text:style-name="P98">{$<text:span text:style-name="T85">UnitLibName LibSSL}</text:span></text:p>
      <text:p text:style-name="P99">is included in ssl.h2pas in order to indicate that the API calls may be found in LibSSL. </text:p>
      <text:p text:style-name="P99"><text:span text:style-name="T72">This directive is </text:span><text:span text:style-name="T73">not</text:span><text:span text:style-name="T72"> copied into the output file.</text:span></text:p>
      <text:p text:style-name="P57">Note. “LibSSL” is a reference to a constant (prefixed by 'C')in the OpenSSLAPI unit. The constant value is the name of the library itself.</text:p>
      <text:h text:style-name="P143" text:outline-level="2"><text:bookmark-start text:name="__RefHeading___Toc2674_1056010645"/>Include Files<text:bookmark-end text:name="__RefHeading___Toc2674_1056010645"/></text:h>
      <text:p text:style-name="P96">These are Pascal units (.pas) or fragments of Pascal units (.inc), <text:span text:style-name="T84">or any other file</text:span>. They are otherwise unconstrained. <text:span text:style-name="T84">Only .pas and .inc files are subject to limited processing (i.e. unit name prefix management). All other files are copied transparently.</text:span></text:p>
      <text:h text:style-name="Heading_20_1" text:outline-level="1"><text:bookmark-start text:name="__RefHeading___Toc2676_1056010645"/><text:line-break/><text:span text:style-name="T70">Library Linking Strategies</text:span><text:bookmark-end text:name="__RefHeading___Toc2676_1056010645"/></text:h>
      <text:p text:style-name="P103"><text:span text:style-name="T72">In the Indy component library, the default linking strategy for OpenSSL was to load the </text:span><text:span text:style-name="T86">OpenSSL </text:span><text:span text:style-name="T72">librar</text:span><text:span text:style-name="T86">ies</text:span><text:span text:style-name="T72"> dynamically at runtime and to </text:span><text:span text:style-name="T55">resolve</text:span><text:span text:style-name="T72"> each API call entry point using the 'GetProcAddress' function call. The returned address was then assigned to a function variable with an appropriate type.</text:span></text:p>
      <text:p text:style-name="P103"><text:span text:style-name="T72">The downsides of this “legacy” approach </text:span><text:span text:style-name="T40">are</text:span><text:span text:style-name="T72"> that:</text:span></text:p>
      <text:list text:style-name="L7">
        <text:list-item>
          <text:p text:style-name="P165">It may take a noticeable time to load all API call addresses including many that are never used.</text:p>
        </text:list-item>
        <text:list-item>
          <text:p text:style-name="P165">An error is typically declared i<text:span text:style-name="T86">f</text:span> an API call fails to be loaded even when the call is never used by the user program.</text:p>
        </text:list-item>
        <text:list-item>
          <text:p text:style-name="P165">There is no overall strategy for managing multiple versions of the OpenSSL library with different sets of API calls.</text:p>
        </text:list-item>
        <text:list-item>
          <text:p text:style-name="P165">Static linking is possible but only by replacing the dynamic loading units with a static linkage unit and using conditional compilation in user code to manage the differences.</text:p>
        </text:list-item>
      </text:list>
      <text:p text:style-name="P100">The code generator is intended to avoid these problems, <text:span text:style-name="T74">and uses conditional compilation to support each linking strategy in the same unit transparently to the user program. </text:span><text:span text:style-name="T78">Both static and dynamic linking are </text:span><text:span text:style-name="T107">thus </text:span><text:span text:style-name="T78">supported. </text:span></text:p>
      <text:h text:style-name="P144" text:outline-level="2"><text:bookmark-start text:name="__RefHeading___Toc2678_1056010645"/>Static Linking<text:bookmark-end text:name="__RefHeading___Toc2678_1056010645"/></text:h>
      <text:p text:style-name="P100">Two flavours of static linking are supported:</text:p>
      <text:list text:style-name="L8">
        <text:list-item>
          <text:p text:style-name="P166">Linking to a static library (typically with a <text:span text:style-name="T9">.a</text:span> suffix).</text:p>
        </text:list-item>
        <text:list-item>
          <text:p text:style-name="P167"><text:span text:style-name="T72">Linking to a shared library (</text:span><text:span text:style-name="T13">.so</text:span><text:span text:style-name="T72"> or </text:span><text:span text:style-name="T13">.dll</text:span><text:span text:style-name="T72">) </text:span><text:span text:style-name="T55">with call API resolution</text:span><text:span text:style-name="T72"> by the Operating System's program loader </text:span><text:span text:style-name="T107">at program load time</text:span><text:span text:style-name="T72">.</text:span></text:p>
        </text:list-item>
      </text:list>
      <text:p text:style-name="P121"><text:soft-page-break/>With static linking, a specific OpenSSL version has to be supported. Currently this is OpenSSL 3.0.0 or later. Only the API calls present in 3.0.0 can be declared as external function/procedure calls.</text:p>
      <text:p text:style-name="P58">Note. This restriction is a consequence of the linking/loading of the program failing if not all declared API calls are present in the external library.</text:p>
      <text:h text:style-name="Heading_20_3" text:outline-level="3"><text:bookmark-start text:name="__RefHeading___Toc2680_1056010645"/>Linking to a static library<text:bookmark-end text:name="__RefHeading___Toc2680_1056010645"/></text:h>
      <text:p text:style-name="P101">In order to achieve this:</text:p>
      <text:list xml:id="list2600239481" text:style-name="L9">
        <text:list-item>
          <text:p text:style-name="P168"><text:span text:style-name="T74">each API call must be formatted as an external declaration </text:span><text:span text:style-name="T41">with an empty library name.</text:span></text:p>
        </text:list-item>
        <text:list-item>
          <text:p text:style-name="P168"><text:span text:style-name="T41">FPC: a {$LINKLIB …} compiler directive must be provided for each</text:span><text:span text:style-name="T74"> external library to which the compiled unit is to be linked (e.g. {$LINKLIB ssl.a} {$LINKLIB crypto.a}). </text:span></text:p>
        </text:list-item>
        <text:list-item>
          <text:p text:style-name="P170">Delphi: a {$LINK …} compiler directive <text:span text:style-name="T34">must be provided for each</text:span> external object file to which <text:s/>the compiled unit is to be linked. You can use an object file produced by Borland C++ and Borland TASM (Turbo assembler), but not by C++ Builder (tbc).</text:p>
        </text:list-item>
      </text:list>
      <text:h text:style-name="Heading_20_3" text:outline-level="3"><text:bookmark-start text:name="__RefHeading___Toc2682_1056010645"/>Linking to a shared library<text:bookmark-end text:name="__RefHeading___Toc2682_1056010645"/></text:h>
      <text:p text:style-name="P102">In order to achieve this:</text:p>
      <text:list text:continue-numbering="true" text:style-name="L9">
        <text:list-item>
          <text:p text:style-name="P169"><text:span text:style-name="T74">each API call must be formatted as an external declaration </text:span><text:span text:style-name="T41">with </text:span><text:span text:style-name="T42">the name of the shared</text:span><text:span text:style-name="T41"> library </text:span><text:span text:style-name="T42">in which the API call is located.</text:span></text:p>
        </text:list-item>
      </text:list>
      <text:h text:style-name="P150" text:outline-level="3"><text:bookmark-start text:name="__RefHeading___Toc2684_1056010645"/>Implementation<text:bookmark-end text:name="__RefHeading___Toc2684_1056010645"/></text:h>
      <text:p text:style-name="P61"><text:span text:style-name="T107">The Code Generator </text:span><text:span text:style-name="T55">generates a</text:span><text:span text:style-name="T76"> conditional compilation section in each output unit's interface section </text:span><text:span text:style-name="T43">providing</text:span><text:span text:style-name="T76">:</text:span></text:p>
      <text:list text:style-name="L10">
        <text:list-item>
          <text:p text:style-name="P172">Each 3.0.0 API call as an external declaration with a named constant used for the library name.</text:p>
        </text:list-item>
        <text:list-item>
          <text:p text:style-name="P171"><text:span text:style-name="T76">Each compatibility function for an API call removed prior to or by 3.0.0 and declared as an internal function </text:span><text:span text:style-name="T86">(this allows a</text:span><text:span text:style-name="T75"> user program </text:span><text:span text:style-name="T47">to</text:span><text:span text:style-name="T75"> use any API <text:s/>calls </text:span><text:span text:style-name="T86">removed by 3.0.0 or earlier and </text:span><text:span text:style-name="T75">implemented as compatibility functions</text:span><text:span text:style-name="T86">)</text:span><text:span text:style-name="T76">.</text:span></text:p>
        </text:list-item>
      </text:list>
      <text:p text:style-name="P111">The implementation section include<text:span text:style-name="T107">s </text:span>a <text:s/><text:span text:style-name="T76">conditional compilation section </text:span>with the function/procedure bodies for each <text:span text:style-name="T76">compatibility function </text:span>declared in the implementation section.</text:p>
      <text:p text:style-name="P120"><text:span text:style-name="T76">I</text:span><text:span text:style-name="T74">n the example templates, the OpenSSLAPI </text:span><text:span text:style-name="T55">unit (include file)</text:span><text:span text:style-name="T74"> </text:span><text:span text:style-name="T76">defines common types used by the API calls. It also </text:span><text:span text:style-name="T74">includes:</text:span></text:p>
      <text:list text:style-name="L11">
        <text:list-item>
          <text:p text:style-name="P173"><text:span text:style-name="T74">a {$LINKLIB …} directive for standard OpenSSL libraries </text:span><text:span text:style-name="T75">(e.g. those generated by gcc) </text:span><text:span text:style-name="T74">when </text:span><text:span text:style-name="T75">FPC is used. Delphi is not currently supported for static linking.</text:span></text:p>
        </text:list-item>
        <text:list-item>
          <text:p text:style-name="P173"><text:span text:style-name="T76">The definitions of the named constants used for library names. These constants are empty strings </text:span><text:span text:style-name="T55">when</text:span><text:span text:style-name="T76"> linking to a static library, while </text:span><text:span text:style-name="T55">their value is</text:span><text:span text:style-name="T76"> set to the library names </text:span><text:span text:style-name="T55">when</text:span><text:span text:style-name="T76"> linking to a shared library.</text:span></text:p>
        </text:list-item>
      </text:list>
      <text:h text:style-name="P145" text:outline-level="2"><text:bookmark-start text:name="__RefNumPara__1724_1580953688"/><text:bookmark-start text:name="__RefHeading___Toc2686_1056010645"/><text:soft-page-break/>Dynamic Linking<text:bookmark-end text:name="__RefNumPara__1724_1580953688"/><text:bookmark-end text:name="__RefHeading___Toc2686_1056010645"/></text:h>
      <text:p text:style-name="P105">Two flavours <text:span text:style-name="T79">of dynamic linking are supported:</text:span></text:p>
      <text:list text:style-name="L12">
        <text:list-item>
          <text:p text:style-name="P174"><text:span text:style-name="T78">“</text:span><text:span text:style-name="T79">Smart Linking”: API calls are loaded in turn by a loader function. If the API call is not present in the library, the call is replaced with a call to a compatibility function, if one exists, or to an error function otherwise. The error function raises </text:span><text:span text:style-name="T55">an </text:span><text:span text:style-name="T53">EOpenSSLAPIFunctionNotPresent</text:span><text:span text:style-name="T79"> exception if a user </text:span><text:span text:style-name="T107">later </text:span><text:span text:style-name="T79">executes the API call. </text:span><text:span text:style-name="T80">Template markup may alternatively allow an API call to remain nil on failure to load </text:span><text:span text:style-name="T107">(see </text:span><text:span text:style-name="T107"><text:bookmark-ref text:reference-format="number" text:ref-name="__RefNumPara__1997_1580953688">3.1</text:bookmark-ref></text:span><text:span text:style-name="T107">)</text:span><text:span text:style-name="T80">.</text:span></text:p>
        </text:list-item>
        <text:list-item>
          <text:p text:style-name="P174"><text:span text:style-name="T78">“</text:span><text:span text:style-name="T80">Just in Time Linking (JIT)”: At compile time, each API call is set to a </text:span><text:span text:style-name="T55">generated</text:span><text:span text:style-name="T80"> loader function specific to the API call. The first time a user calls the API call, the API call is </text:span><text:span text:style-name="T55">resolved</text:span><text:span text:style-name="T80"> from the library and replaces the customised loader function address </text:span><text:span text:style-name="T107">in the API Call function variable</text:span><text:span text:style-name="T80">. The API call is then invoked. If </text:span><text:span text:style-name="T79">the API call is not present in the library, the call is replaced with a call to a compatibility function, if one exists, or </text:span><text:span text:style-name="T80">an </text:span><text:span text:style-name="T53">EOpenSSLAPIFunctionNotPresent </text:span><text:span text:style-name="T80">exception is raised. </text:span></text:p>
        </text:list-item>
      </text:list>
      <text:p text:style-name="P60"><text:span text:style-name="T80">If the template markup allows an API call to remain nil on failure to load then “smart linking” applies to that call instead </text:span><text:span text:style-name="T87">i.e. it is loaded when the library is loaded</text:span><text:span text:style-name="T80">.</text:span></text:p>
      <text:h text:style-name="P151" text:outline-level="3"><text:bookmark-start text:name="__RefHeading___Toc2688_1056010645"/>Implementation<text:bookmark-end text:name="__RefHeading___Toc2688_1056010645"/></text:h>
      <text:p text:style-name="P104"><text:span text:style-name="T76">A conditional compilation section is included in each output unit's interface section </text:span><text:span text:style-name="T43">providing</text:span><text:span text:style-name="T76">:</text:span></text:p>
      <text:list text:style-name="L13">
        <text:list-item>
          <text:p text:style-name="P175">Var declarations for each 3.0.0 API call, followed by</text:p>
        </text:list-item>
        <text:list-item>
          <text:p text:style-name="P175">Var declarations for each API call removed prior to or by 3.0.0 and for which a compatibility function is available.</text:p>
        </text:list-item>
      </text:list>
      <text:p text:style-name="P52"><text:span text:style-name="T108">Note. In both cases the </text:span><text:span text:style-name="T75">variable name is the same as the </text:span><text:span text:style-name="T56">API</text:span><text:span text:style-name="T75"> call </text:span><text:span text:style-name="T108">name </text:span><text:span text:style-name="T75">and the variable type is the call signature.</text:span></text:p>
      <text:list text:style-name="L14">
        <text:list-item>
          <text:p text:style-name="P177">“<text:span text:style-name="T80">Smart”: at compile time each variable is initialised to nil.</text:span></text:p>
        </text:list-item>
        <text:list-item>
          <text:p text:style-name="P177"><text:span text:style-name="T77">“</text:span><text:span text:style-name="T80">JIT”: <text:s/>at compile time each variable is initialis<text:tab/>ed to the address of the </text:span><text:span text:style-name="T87">API Call</text:span><text:span text:style-name="T80">'s </text:span><text:span text:style-name="T108">generated </text:span><text:span text:style-name="T80">loader function.</text:span></text:p>
        </text:list-item>
      </text:list>
      <text:p text:style-name="P109"><text:span text:style-name="T76">A conditional compilation section is included in each output unit's </text:span>implementation section <text:span text:style-name="T87">providing</text:span>:</text:p>
      <text:list text:continue-numbering="true" text:style-name="L14">
        <text:list-item>
          <text:p text:style-name="P178"><text:span text:style-name="T77">Var declarations for each API call removed prior to or by 3.0.0 and for which a compatibility function is not available. They </text:span><text:span text:style-name="T43">are</text:span><text:span text:style-name="T77"> </text:span><text:span text:style-name="T43">thus made</text:span><text:span text:style-name="T77"> available for use by compatibility functions </text:span><text:span text:style-name="T80">if present</text:span><text:span text:style-name="T77">. </text:span><text:span text:style-name="T80">They are initialised as above.</text:span></text:p>
        </text:list-item>
        <text:list-item>
          <text:p text:style-name="P176">Each compatibility function defined in the template is copied to the implementation section and with its name prefixed by “COMPAT_”.</text:p>
        </text:list-item>
        <text:list-item>
          <text:p text:style-name="P177"><text:span text:style-name="T80">JIT: a loader function </text:span><text:span text:style-name="T108">body</text:span><text:span text:style-name="T80"> for each API call is </text:span><text:span text:style-name="T56">generated</text:span><text:span text:style-name="T80">.</text:span></text:p>
        </text:list-item>
        <text:list-item>
          <text:p text:style-name="P178"><text:span text:style-name="T80">A</text:span><text:span text:style-name="T77"> “load” function is defined which attempts to use “GetProcAddress” to load each API call in turn.</text:span></text:p>
          <text:list>
            <text:list-item>
              <text:p text:style-name="P179">Smart: every API call is loaded.</text:p>
            </text:list-item>
            <text:list-item>
              <text:p text:style-name="P179"><text:soft-page-break/>JIT: only API calls which are allowed to remain nil on a failure to load are loaded.</text:p>
            </text:list-item>
          </text:list>
        </text:list-item>
        <text:list-item>
          <text:p text:style-name="P179">Load Function Registration:</text:p>
        </text:list-item>
      </text:list>
      <text:p text:style-name="P62">At unit initialisation time, the Load function is registered with the library loade<text:span text:style-name="T108">r (in the OpenSSLAPI unit)</text:span> by a call to the registration function “Register_SSLLoader”.</text:p>
      <text:p text:style-name="P53"><text:span text:style-name="T88">Note. Under JIT if there are no </text:span><text:span text:style-name="T108">(allow nil) </text:span><text:span text:style-name="T88">API calls </text:span><text:span text:style-name="T108">to be </text:span><text:span text:style-name="T88">loaded by the load function </text:span><text:span text:style-name="T108">in this unit </text:span><text:span text:style-name="T88">then </text:span><text:span text:style-name="T48">no load function</text:span><text:span text:style-name="T88"> is generated and hence the registration function is not called.</text:span></text:p>
      <text:h text:style-name="P146" text:outline-level="2"><text:bookmark-start text:name="__RefHeading___Toc2690_1056010645"/>The OpenSSLAPI Unit<text:bookmark-end text:name="__RefHeading___Toc2690_1056010645"/></text:h>
      <text:p text:style-name="P106">In the example templates the include file “OpenSSLAPI.pas” includes the library loader. This is also subject to conditional compilation and only included when dynamic linking is used.</text:p>
      <text:p text:style-name="P107"><text:span text:style-name="T81">The library loader loads both OpenSSL libraries (libssl and libcrypto) and then calls </text:span><text:span text:style-name="T44">each</text:span><text:span text:style-name="T81"> registered load function in turn.</text:span></text:p>
      <text:p text:style-name="P106">The library loader must be explicitly called for “smart linking” but may be implicitly called for “Just in Time linking”. The loader also exposes several information functions about the loaded libraries and has properties that can be used to specify the library location (see section <text:bookmark-ref text:reference-format="number" text:ref-name="__RefNumPara__2220_4246599899">5</text:bookmark-ref>).</text:p>
      <text:h text:style-name="Heading_20_1" text:outline-level="1"><text:bookmark-start text:name="__RefHeading___Toc533_3729669304"/><text:bookmark-start text:name="__RefNumPara__2220_4246599899"/><text:line-break/><text:span text:style-name="T60">Output Unit </text:span><text:span text:style-name="T66">Layout</text:span><text:bookmark-end text:name="__RefHeading___Toc533_3729669304"/><text:bookmark-end text:name="__RefNumPara__2220_4246599899"/></text:h>
      <text:h text:style-name="P147" text:outline-level="2"><text:bookmark-start text:name="__RefHeading___Toc535_3729669304"/>Include Files<text:bookmark-end text:name="__RefHeading___Toc535_3729669304"/></text:h>
      <text:p text:style-name="P95">These are copied unchanged to the output directory except for:</text:p>
      <text:list text:style-name="L15">
        <text:list-item>
          <text:p text:style-name="P181">A unit name prefix is added if required and the output file name changed appropriately (extension always .pas).</text:p>
        </text:list-item>
        <text:list-item>
          <text:p text:style-name="P180"><text:span text:style-name="T64">A</text:span><text:span text:style-name="T89">ny</text:span><text:span text:style-name="T64"> uses clause in either the interface or implementation section or both is updated </text:span><text:span text:style-name="T49">such that</text:span><text:span text:style-name="T64"> </text:span><text:span text:style-name="T49">unit names referring</text:span><text:span text:style-name="T64"> </text:span><text:span text:style-name="T68">to </text:span><text:span text:style-name="T64">include or header file units, </text:span><text:span text:style-name="T89">are replaced </text:span><text:span text:style-name="T64">with the unit name updated to include </text:span><text:span text:style-name="T38">the</text:span><text:span text:style-name="T64"> required prefix, </text:span><text:span text:style-name="T68">if any</text:span><text:span text:style-name="T64">.</text:span></text:p>
        </text:list-item>
      </text:list>
      <text:h text:style-name="P147" text:outline-level="2"><text:bookmark-start text:name="__RefHeading___Toc537_3729669304"/>The “All Headers” Unit<text:bookmark-end text:name="__RefHeading___Toc537_3729669304"/></text:h>
      <text:p text:style-name="P95">An “All Headers” unit is added (unit name &lt;prefix&gt;AllHeaders.pas). This is empty apart from a “uses” clause that lists all generated header units.</text:p>
      <text:p text:style-name="P96">It is intended to provide a convenient means to compile all output units <text:span text:style-name="T108">if necessary</text:span>.</text:p>
      <text:h text:style-name="P148" text:outline-level="2"><text:bookmark-start text:name="__RefHeading___Toc539_3729669304"/><text:span text:style-name="T64">Header </text:span><text:span text:style-name="T33">Units</text:span><text:bookmark-end text:name="__RefHeading___Toc539_3729669304"/></text:h>
      <text:p text:style-name="P95">These are syntactically correct pascal units with a .pas extension. There is one such unit for each input template header. The unit name is the same as the corresponding template header with any required prefix added. The unit comprises the following in order:</text:p>
      <text:h text:style-name="Heading_20_3" text:outline-level="3"><text:bookmark-start text:name="__RefHeading___Toc2692_1056010645"/>Interface section:<text:bookmark-end text:name="__RefHeading___Toc2692_1056010645"/></text:h>
      <text:list text:style-name="L16">
        <text:list-item>
          <text:p text:style-name="P182">All const, type and var declarations up to the first function/procedure declaration are copied unchanged to the output unit, <text:span text:style-name="T69">including any embedded comments and compiler directives. </text:span><text:span text:style-name="T108">This is followed by:</text:span></text:p>
        </text:list-item>
        <text:list-item>
          <text:p text:style-name="P184"><text:soft-page-break/><text:span text:style-name="T64">All </text:span><text:span text:style-name="T39">passthrough</text:span><text:span text:style-name="T64"> </text:span><text:span text:style-name="T39">sections found in the template unit's interface section</text:span><text:span text:style-name="T64">.</text:span></text:p>
        </text:list-item>
        <text:list-item>
          <text:p text:style-name="P182">An “externalsy<text:span text:style-name="T65">m</text:span>” <text:span text:style-name="T65">special comment identifying each API call name found in the template.</text:span></text:p>
        </text:list-item>
        <text:list-item>
          <text:p text:style-name="P186">Alternative static library linking and dynamic library linking sections follow.</text:p>
        </text:list-item>
        <text:list-item>
          <text:p text:style-name="P187">The static library linking section comprises every API function/procedure declaration identified as being supported by OpenSSL 3.0.0 or later <text:span text:style-name="T69">(including all those without any version information)</text:span>. Each is formatted as an external declaration using the “cdecl” calling method. A Pascal constant name follows the external directive. This is intended <text:span text:style-name="T108">to </text:span>give the name of the appropriate OpenSSL library if linking to a shared library at load time is required and to be empty if linking to a static library at link time is required.</text:p>
        </text:list-item>
      </text:list>
      <text:p text:style-name="P51">Note: <text:span text:style-name="T69">in the provided templates, </text:span>the include file “OpenSSLAPI” defines this constant with conditional compilation used to determine whether or not the constant is empty.</text:p>
      <text:list xml:id="list145006323633699" text:continue-numbering="true" text:style-name="L16">
        <text:list-item>
          <text:p text:style-name="P188">The static linking section is completed by providing declarations for each API call removed prior to OpenSSL 3.0.0 but for which a backwards compatibility function is present in the implementation section. These are subject to <text:span text:style-name="T108">additional </text:span>conditional compilation and are not present if the defined symbol OPENSSL_NO_LEGACY_SUPPORT has been defined at compile time <text:span text:style-name="T108">(see </text:span><text:span text:style-name="T108"><text:bookmark-ref text:reference-format="number" text:ref-name="__RefNumPara__1858_1580953688">6.1.2</text:bookmark-ref></text:span><text:span text:style-name="T108">).</text:span></text:p>
        </text:list-item>
        <text:list-item>
          <text:p text:style-name="P188">The dynamic library linking section <text:span text:style-name="T65">comprises every </text:span><text:span text:style-name="T70">OpenSSL 3.0.0 or later </text:span><text:span text:style-name="T65">API function/procedure declaration </text:span>formatted as a “var” declaration that defines a function/procedure variable with the same name as the API call and a type compatible with the function signature.</text:p>
        </text:list-item>
        <text:list-item>
          <text:p text:style-name="P189">Each such “var” declaration is initialised at compile time to:</text:p>
          <text:list>
            <text:list-item>
              <text:p text:style-name="P189">“Smart” Loading: to nil</text:p>
            </text:list-item>
            <text:list-item>
              <text:p text:style-name="P189">“JIT Loading” to a dynamic load function. These functions are declared before all such “var” declarations as forward references.</text:p>
            </text:list-item>
          </text:list>
        </text:list-item>
        <text:list-item>
          <text:p text:style-name="P190">A var declaration then follows for each <text:span text:style-name="T71">API call removed prior to OpenSSL 3.0.0 but for which a backwards compatibility function is present in the implementation section.</text:span></text:p>
        </text:list-item>
        <text:list-item>
          <text:p text:style-name="P191">External function version information is then provided as a series of constants giving an encoded integer representation of the OpenSSL library version that the API Call was introduced and/or removed, as applicable. The encode version numbers are compatible and may be compared with the result of the GetOpenSSLVersion function provided by the IOpenSSL interface (see <text:bookmark-ref text:reference-format="number" text:ref-name="__RefNumPara__1913_1056010645">6.2.1</text:bookmark-ref>).</text:p>
        </text:list-item>
      </text:list>
      <text:p text:style-name="P97">A template unit header file may include compilation directives in the interface section, including within the API function/procedure declarations. These are copied into the corresponding output unit. When such directives are located within the API function/procedure declarations they will be repeated in both the static and dynamic linking sections.</text:p>
      <text:h text:style-name="P152" text:outline-level="3"><text:bookmark-start text:name="__RefHeading___Toc2694_1056010645"/>Implementation Section<text:bookmark-end text:name="__RefHeading___Toc2694_1056010645"/></text:h>
      <text:list xml:id="list145006283100664" text:continue-numbering="true" text:style-name="L16">
        <text:list-item text:start-value="1">
          <text:p text:style-name="P192">In a <text:span text:style-name="T109">conditional compilation section for</text:span> <text:span text:style-name="T71">dynamic library linking, </text:span>a<text:span text:style-name="T70"> var declaration follows for each </text:span><text:span text:style-name="T71">API call removed prior to OpenSSL 3.0.0 but for which a backwards compatibility function is </text:span>not<text:span text:style-name="T71"> present in the implementation section.</text:span></text:p>
        </text:list-item>
        <text:list-item>
          <text:p text:style-name="P183"><text:soft-page-break/>All const, type and var declarations up to the first function/procedure declaration are copied unchanged to the output unit, <text:span text:style-name="T69">including any embedded comments and compiler directives.</text:span></text:p>
        </text:list-item>
        <text:list-item>
          <text:p text:style-name="P185"><text:span text:style-name="T64">All </text:span><text:span text:style-name="T39">passthrough</text:span><text:span text:style-name="T64"> </text:span><text:span text:style-name="T39">sections found in the template unit's </text:span><text:span text:style-name="T45">implementation</text:span><text:span text:style-name="T39"> section</text:span><text:span text:style-name="T64">.</text:span></text:p>
        </text:list-item>
        <text:list-item>
          <text:p text:style-name="P193">In a <text:span text:style-name="T109">conditional compilation section for </text:span>static linking, the function/procedure bodies for each compatibility function declared in the template implementation section.</text:p>
        </text:list-item>
        <text:list-item>
          <text:p text:style-name="P193">In a <text:span text:style-name="T109">conditional compilation section for </text:span><text:span text:style-name="T71">dynamic library linking, </text:span>the function/procedure bodies for each compatibility function declared in the template implementation section, with the function/procedure name prefixed by “COMPAT_”.</text:p>
        </text:list-item>
        <text:list-item>
          <text:p text:style-name="P192">Smart: <text:span text:style-name="T90">An </text:span>Error Function for <text:span text:style-name="T90">each </text:span>API cal<text:span text:style-name="T90">l</text:span> loaded by the loader function and for which a compatibility function is not available.</text:p>
        </text:list-item>
        <text:list-item>
          <text:p text:style-name="P194">A Load Function:</text:p>
        </text:list-item>
      </text:list>
      <text:list text:style-name="L17">
        <text:list-item>
          <text:list>
            <text:list-item>
              <text:p text:style-name="P195">Smart: All API calls are loaded in turn.</text:p>
            </text:list-item>
            <text:list-item>
              <text:p text:style-name="P195">JIT: only API calls marked as “<text:span text:style-name="T109">a</text:span>llow_nil” are loaded in turn.</text:p>
            </text:list-item>
          </text:list>
        </text:list-item>
      </text:list>
      <text:list text:continue-list="list145006283100664" text:style-name="L16">
        <text:list-item>
          <text:p text:style-name="P194">An Unload Function:</text:p>
        </text:list-item>
      </text:list>
      <text:list text:style-name="L18">
        <text:list-item>
          <text:list>
            <text:list-item>
              <text:p text:style-name="P196">Smart: All API calls are set to nil.</text:p>
            </text:list-item>
            <text:list-item>
              <text:p text:style-name="P196">JIT: All API calls not marked as <text:span text:style-name="T109">a</text:span>llow_nil are set to their loader function, otherwise, the call is set to nil.</text:p>
            </text:list-item>
          </text:list>
        </text:list-item>
      </text:list>
      <text:h text:style-name="P153" text:outline-level="3"><text:bookmark-start text:name="__RefHeading___Toc2696_1056010645"/>Processing of “Uses” clauses<text:bookmark-end text:name="__RefHeading___Toc2696_1056010645"/></text:h>
      <text:p text:style-name="P108">Unit “uses” clauses may be found at the start of both the interface and implementation sections.</text:p>
      <text:list text:style-name="L19">
        <text:list-item>
          <text:p text:style-name="P197">Any uses clauses found in the template or include file units are copied to the output unit with an unit names that refer to template or include files adjust to include the required prefix, if any.</text:p>
        </text:list-item>
        <text:list-item>
          <text:p text:style-name="P198">Additional unit names are added to an implementation uses clause in support of generated exceptions and error handling. These are “Classes, OpenSSLExceptionHandlers and OpenSSLResourceStrings.</text:p>
        </text:list-item>
      </text:list>
      <text:h text:style-name="Heading_20_1" text:outline-level="1"><text:bookmark-start text:name="__RefHeading___Toc2698_1056010645"/><text:bookmark-start text:name="__RefNumPara__2966_1056010645"/><text:line-break/><text:span text:style-name="T32">Using the OpenSSL API Units</text:span><text:bookmark-end text:name="__RefHeading___Toc2698_1056010645"/><text:bookmark-end text:name="__RefNumPara__2966_1056010645"/></text:h>
      <text:p text:style-name="P79">The output header files (JIT or Smart) should be copied into your project/<text:span text:style-name="T93">package</text:span>. It is recommended that they are all placed in a dedicated subdirectory and, the project options <text:span text:style-name="T93">are </text:span>set <text:span text:style-name="T93">such that </text:span>the unit and include file search paths include this subdirectory. </text:p>
      <text:p text:style-name="P56">Note. In order to avoid linking in OpenSSL header units unnecessarily, these units should not be explicitly added to your project or package.</text:p>
      <text:p text:style-name="P81">A set of “Just in Time” (JIT) headers is provided with the source code along with the original template files. In most cases, all you will need to do is to copy the provided JIT headers. Only if you want to make modifications to the templates or use the alternative “smart” headers will you need to compile and run the header generator <text:span text:style-name="T109">in order to generate a new set of header file units</text:span>.</text:p>
      <text:p text:style-name="P78">In order to use an API call it is sufficient to include the appropriate header file unit <text:span text:style-name="T109">name</text:span> in your unit's uses clause and call the API call as a normal function or procedure. This is regardless of whether static or dynamic linking is used. <text:span text:style-name="T95">Each API call has the same name as the original OpenSSL 'C' API call and the header file unit names follow the OpenSSL header naming conventions. The OpenSSL Documentation should be consulted for the semantics of each API call.</text:span></text:p>
      <text:p text:style-name="P83">With dynamic linking, there is no need to explicitly load the library prior to use as it is implicitly loaded and initialised when the first API call is called. With static linking, the library must be explicitly initialised prior to use (see <text:bookmark-ref text:reference-format="number" text:ref-name="__RefNumPara__1913_1056010645">6.2.1</text:bookmark-ref>).</text:p>
      <text:p text:style-name="P85">With “smart” linking, the library should always be explicitly loaded prior to use. With JIT, if your code tests API Calls tagged with “allow_nil” to see if they are present then the library should also be explicitly loaded prior to use, otherwise, implicit loading is acceptable.</text:p>
      <text:h text:style-name="P149" text:outline-level="2"><text:bookmark-start text:name="__RefHeading___Toc2700_1056010645"/>Compile Time Code Selection<text:bookmark-end text:name="__RefHeading___Toc2700_1056010645"/></text:h>
      <text:p text:style-name="P82">The following header file options may be selected at compile time.</text:p>
      <text:h text:style-name="P154" text:outline-level="3"><text:bookmark-start text:name="__RefHeading___Toc2702_1056010645"/><text:soft-page-break/>Link Strategy Selection<text:bookmark-end text:name="__RefHeading___Toc2702_1056010645"/></text:h>
      <text:p text:style-name="P90"><text:span text:style-name="T110">If static linking is </text:span><text:span text:style-name="T27">required</text:span><text:span text:style-name="T110"> then your program (or package) must be compiled with the defined symbol:</text:span></text:p>
      <text:list text:style-name="L20">
        <text:list-item>
          <text:p text:style-name="P209">OPENSSL_USE_STATIC_LIBRARY, or</text:p>
        </text:list-item>
        <text:list-item>
          <text:p text:style-name="P209">OPENSSL_USE_SHARED_LIBRARY.</text:p>
        </text:list-item>
      </text:list>
      <text:p text:style-name="P77">The former selects linking to <text:span text:style-name="T91">static OpenSSL libraries (</text:span><text:span text:style-name="T93">e.g. </text:span><text:span text:style-name="T91">libssl.a and libcrypto.a), while the latter selects linking to shared OpenSSL libraries (.so/.dll). In both cases, the libraries must be 3.0.0 or later.</text:span></text:p>
      <text:p text:style-name="P80">Dynamic linking is the default (neither symbol is defined). In this case, the dynamic library loader (in the OpenSSLAPI unit) searches for the shared OpenSSL libraries. </text:p>
      <text:p text:style-name="P55"><text:span text:style-name="T102">Note: </text:span><text:span text:style-name="T92">Th</text:span><text:span text:style-name="T102">e OpenSSLAPI</text:span><text:span text:style-name="T92"> unit is always included by default if an OpenSSL Header unit is included in your project.</text:span></text:p>
      <text:h text:style-name="Heading_20_3" text:outline-level="3"><text:bookmark-start text:name="__RefNumPara__1858_1580953688"/><text:bookmark-start text:name="__RefHeading___Toc2704_1056010645"/>Legacy Support<text:bookmark-end text:name="__RefNumPara__1858_1580953688"/><text:bookmark-end text:name="__RefHeading___Toc2704_1056010645"/></text:h>
      <text:p text:style-name="P113">Primarily in support of Indy, the header files include compatibility functions to enable the use of OpenSSL from 1.0.2 or later (with dynamic library load). For example, these compatibility functions:</text:p>
      <text:list text:style-name="L21">
        <text:list-item>
          <text:p text:style-name="P199">Replace OpenSSL 3.0 API calls with functions that call equivalent functions in earlier versions of OpenSSL.</text:p>
        </text:list-item>
        <text:list-item>
          <text:p text:style-name="P199">Replace 1.0.2 API calls with calls to equivalent 3.0.0 functions. This reduces the transition effort for update to 3.0.0 support.</text:p>
        </text:list-item>
      </text:list>
      <text:p text:style-name="P113">If your application only uses OpenSSL 3.0.0 and 3.0.0 API calls then the compatibility functions can be ignored at compile time by compiling with the defined symbol:</text:p>
      <text:p text:style-name="P112">OPENSSL_NO_LEGACY_SUPPORT</text:p>
      <text:p text:style-name="P113">This should avoid unnecessary program bloat.</text:p>
      <text:h text:style-name="Heading_20_3" text:outline-level="3"><text:bookmark-start text:name="__RefHeading___Toc2706_1056010645"/>Memory Management<text:bookmark-end text:name="__RefHeading___Toc2706_1056010645"/></text:h>
      <text:p text:style-name="P115">OpenSSL's internal memory management functions can be replaced by the Pascal Memory Manager by <text:span text:style-name="T93">compiling with the defined symbol:</text:span></text:p>
      <text:p text:style-name="P114">OPENSSL_SET_MEMORY_FUNCS</text:p>
      <text:p text:style-name="P115">This may be useful for debugging e.g. reporting memory leaks on completion.</text:p>
      <text:h text:style-name="Heading_20_3" text:outline-level="3"><text:bookmark-start text:name="__RefHeading___Toc2708_1056010645"/>Minimum Library Version Checking<text:bookmark-end text:name="__RefHeading___Toc2708_1056010645"/></text:h>
      <text:p text:style-name="P124"><text:span text:style-name="T109">B</text:span><text:span text:style-name="T94">y default, the OpenSSL API dynamic library loader checks the library version and </text:span><text:span text:style-name="T50">raises an exception if the version number is less that 1.0.0. This can be turned off </text:span><text:span text:style-name="T51">by <text:s/></text:span><text:span text:style-name="T52">compiling with the defined symbol</text:span></text:p>
      <text:p text:style-name="P122">OPENSSL_NO_MIN_VERSION</text:p>
      <text:h text:style-name="P149" text:outline-level="2"><text:bookmark-start text:name="__RefHeading___Toc2710_1056010645"/><text:soft-page-break/>Run Time Interface<text:bookmark-end text:name="__RefHeading___Toc2710_1056010645"/></text:h>
      <text:p text:style-name="P116">The OpenSSLAPI unit provides two Pascal COM interfaces which provide information and option selection for the OpenSSL Library.</text:p>
      <text:h text:style-name="Heading_20_3" text:outline-level="3"><text:bookmark-start text:name="__RefNumPara__1913_1056010645"/><text:bookmark-start text:name="__RefHeading___Toc2712_1056010645"/>The IOpenSSL Interface<text:bookmark-end text:name="__RefNumPara__1913_1056010645"/><text:bookmark-end text:name="__RefHeading___Toc2712_1056010645"/></text:h>
      <text:p text:style-name="P116">This interface is available for all link strategies and the interface is accessed using the function:</text:p>
      <text:p text:style-name="P134"><text:s text:c="2"/>function GetIOpenSSL: I<text:span text:style-name="T109">O</text:span>penSSL;</text:p>
      <text:p text:style-name="P32"><text:span text:style-name="T96">The interface is </text:span><text:span text:style-name="T25">declared</text:span><text:span text:style-name="T96"> as:</text:span></text:p>
      <text:p text:style-name="P134"><text:s text:c="2"/>IOpenSSL = interface</text:p>
      <text:p text:style-name="Pascal"><text:s text:c="2"/>['{aed66223-1700-4199-b1c5-8222648e8cd5}']</text:p>
      <text:p text:style-name="Pascal"><text:s text:c="4"/>function GetOpenSSLPath: string;</text:p>
      <text:p text:style-name="Pascal"><text:s text:c="4"/>function GetOpenSSLVersionStr: string;</text:p>
      <text:p text:style-name="Pascal"><text:s text:c="4"/>function GetOpenSSLVersion: TOpenSSL_C_ULONG;</text:p>
      <text:p text:style-name="Pascal"><text:s text:c="4"/>function Init: boolean;</text:p>
      <text:p text:style-name="Pascal"><text:s text:c="2"/>end;</text:p>
      <text:p text:style-name="Pascal"/>
      <table:table table:name="Table2" table:style-name="Table2">
        <table:table-column table:style-name="Table2.A"/>
        <table:table-column table:style-name="Table2.B"/>
        <table:table-row>
          <table:table-cell table:style-name="Table2.A1" office:value-type="string">
            <text:p text:style-name="P31">function GetOpenSSLPath: string</text:p>
          </table:table-cell>
          <table:table-cell table:style-name="Table2.B1" office:value-type="string">
            <text:p text:style-name="P127"><text:span text:style-name="T102">Static Linking: </text:span>Returns the <text:s/>OpenSSL installation path as compiled into the OpenSSL library.</text:p>
            <text:p text:style-name="P86">Dynamic Loading: Returns </text:p>
            <text:list text:style-name="L1">
              <text:list-item>
                <text:p text:style-name="P200">The same as above when the library is loaded</text:p>
              </text:list-item>
              <text:list-item>
                <text:p text:style-name="P201">the specified <text:span text:style-name="T96">OpenSSL installation path, </text:span><text:span text:style-name="T112">otherwise.</text:span></text:p>
              </text:list-item>
            </text:list>
          </table:table-cell>
        </table:table-row>
        <table:table-row>
          <table:table-cell table:style-name="Table2.A2" office:value-type="string">
            <text:p text:style-name="P31">function GetOpenSSLVersionStr: string</text:p>
          </table:table-cell>
          <table:table-cell table:style-name="Table2.B2" office:value-type="string">
            <text:p text:style-name="P126">Returns the OpenSSL library version string. <text:span text:style-name="T97">e.g <text:line-break/>“OpenSSL 3.2.0 23 Nov 2023”</text:span></text:p>
          </table:table-cell>
        </table:table-row>
        <table:table-row>
          <table:table-cell table:style-name="Table2.A2" office:value-type="string">
            <text:p text:style-name="P33">function GetOpenSSLVersion: TOpenSSL_C_ULONG</text:p>
          </table:table-cell>
          <table:table-cell table:style-name="Table2.B2" office:value-type="string">
            <text:p text:style-name="P84">Returns the OpenSSL library version as an integer <text:span text:style-name="T102">as defined by the OpenSSL documentation.</text:span></text:p>
          </table:table-cell>
        </table:table-row>
        <table:table-row>
          <table:table-cell table:style-name="Table2.A2" office:value-type="string">
            <text:p text:style-name="P33">function Init: boolean</text:p>
          </table:table-cell>
          <table:table-cell table:style-name="Table2.B2" office:value-type="string">
            <text:p text:style-name="P84">Called to initialise the OpenSSL library prior to use. This must be called when using static linking. It is optional for dynamic linking (implicitly called on library load).</text:p>
          </table:table-cell>
        </table:table-row>
      </table:table>
      <text:p text:style-name="Pascal"/>
      <text:h text:style-name="Heading_20_3" text:outline-level="3"><text:bookmark-start text:name="__RefHeading___Toc2714_1056010645"/>The IOpenSSLDLL Interface<text:bookmark-end text:name="__RefHeading___Toc2714_1056010645"/></text:h>
      <text:p text:style-name="P117">This interface is only available when the API is configured at compile time for dynamic library loading. The interface is accessed using the function:</text:p>
      <text:p text:style-name="P118">function GetIOpenSSLDDL: IOpenSSLDLL; </text:p>
      <text:p text:style-name="P117">This function returns “nil” if the interface is not available. This may be used as a runtime test to determine if dynamic library loading if been configured.</text:p>
      <text:p text:style-name="P119">Note <text:span text:style-name="T98">The OpenSSLAPI unit </text:span><text:span text:style-name="T111">only </text:span><text:span text:style-name="T98">declares the constant </text:span></text:p>
      <text:p text:style-name="Pascal"><text:soft-page-break/>OpenSSL_Using_Dynamic_Library_Load <text:span text:style-name="T99">= true;</text:span></text:p>
      <text:p text:style-name="P123"><text:span text:style-name="T111">w</text:span>hen configured at compile time for dynamic library loading. The constant is not declared otherwise. This feature may be used as a compile time test for the <text:span text:style-name="T111">dynamic</text:span> library loading strategy e.g.</text:p>
      <text:p text:style-name="P118">{$if declared(OpenSSL_Using_Dynamic_Library_Load)}</text:p>
      <text:p text:style-name="P118">…</text:p>
      <text:p text:style-name="P118">{$ifend}</text:p>
      <text:p text:style-name="P87"><text:span text:style-name="T102">T</text:span><text:span text:style-name="T96">he interface </text:span><text:span text:style-name="T100">includes the IOpenSSL interface </text:span><text:span text:style-name="T102">and </text:span><text:span text:style-name="T96">is </text:span><text:span text:style-name="T25">declared</text:span><text:span text:style-name="T96"> as:</text:span></text:p>
      <text:p text:style-name="P42"><text:s text:c="2"/>IOpenSSLDLL = interface(IOpenSSL)</text:p>
      <text:p text:style-name="P136"><text:s text:c="4"/>procedure SetOpenSSLPath(const Value: string);</text:p>
      <text:p text:style-name="P137"><text:s text:c="4"/>function GetSSLLibVersions: string;</text:p>
      <text:p text:style-name="P137"><text:s text:c="4"/>procedure SetSSLLibVersions(AValue: string);</text:p>
      <text:p text:style-name="P137"><text:s text:c="4"/>function GetSSLBaseLibName: string;</text:p>
      <text:p text:style-name="P137"><text:s text:c="4"/>procedure SetSSLBaseLibName(AValue: string);</text:p>
      <text:p text:style-name="P137"><text:s text:c="4"/>function GetCryptoBaseLibName: string;</text:p>
      <text:p text:style-name="P137"><text:s text:c="4"/>procedure SetCryptoBaseLibName(AValue: string);</text:p>
      <text:p text:style-name="P137"><text:s text:c="4"/>function GetAllowLegacyLibsFallback: boolean;</text:p>
      <text:p text:style-name="P137"><text:s text:c="4"/>procedure SetAllowLegacyLibsFallback(AValue: boolean);</text:p>
      <text:p text:style-name="P137"><text:s text:c="4"/>function GetLibCryptoHandle: TLibHandle;</text:p>
      <text:p text:style-name="P137"><text:s text:c="4"/>function GetLibSSLHandle: TLibHandle;</text:p>
      <text:p text:style-name="P137"><text:s text:c="4"/>function GetLibCryptoFilePath: string;</text:p>
      <text:p text:style-name="P137"><text:s text:c="4"/>function GetLibSSLFilePath: string;</text:p>
      <text:p text:style-name="P137"><text:s text:c="4"/>function GetFailedToLoadList: TStrings;</text:p>
      <text:p text:style-name="P137"><text:s text:c="4"/>function Load: Boolean;</text:p>
      <text:p text:style-name="P137"><text:s text:c="4"/>procedure Unload;</text:p>
      <text:p text:style-name="P137"><text:s text:c="4"/>function IsLoaded: boolean;</text:p>
      <text:p text:style-name="P137"><text:s text:c="4"/>property SSLLibVersions: string read GetSSLLibVersions write SetSSLLibVersions;</text:p>
      <text:p text:style-name="P137"><text:s text:c="4"/>property SSLBaseLibame: string read GetSSLBaseLibName write SetSSLBaseLibName;</text:p>
      <text:p text:style-name="P137"><text:s text:c="4"/>property CryptoBaseLibName: string read GetCryptoBaseLibName </text:p>
      <text:p text:style-name="P137"><text:s text:c="39"/>write SetCryptoBaseLibName;</text:p>
      <text:p text:style-name="P137"><text:s text:c="4"/>property AllowLegacyLibsFallback: boolean read GetAllowLegacyLibsFallback </text:p>
      <text:p text:style-name="P137"><text:s text:c="38"/>write SetAllowLegacyLibsFallback;end;</text:p>
      <text:p text:style-name="P43"/>
      <table:table table:name="Table4" table:style-name="Table4">
        <table:table-column table:style-name="Table4.A"/>
        <table:table-column table:style-name="Table4.B"/>
        <table:table-row table:style-name="Table4.1">
          <table:table-cell table:style-name="Table4.A1" office:value-type="string">
            <text:p text:style-name="P35">procedure SetOpenSSLPath(const Value: string);</text:p>
          </table:table-cell>
          <table:table-cell table:style-name="Table4.B1" office:value-type="string">
            <text:p text:style-name="P128">This sets the OpenSSLPath used to locate the OpenSSL library modules (e.g. libcrypto.so). It needs to be set when OpenSSL has not been installed in a default location and/or multiple versions of OpenSSL have been installed on the same system.</text:p>
            <text:p text:style-name="P204">This may be empty (default), contain a single path, or a colon (Unix) or semi-colon (Windows) separated list of paths to try in order.</text:p>
          </table:table-cell>
        </table:table-row>
        <text:soft-page-break/>
        <table:table-row table:style-name="Table4.1">
          <table:table-cell table:style-name="Table4.A2" office:value-type="string">
            <text:p text:style-name="P34">function GetSSLLibVersions: string;</text:p>
            <text:p text:style-name="P34"/>
            <text:p text:style-name="P34">procedure SetSSLLibVersions(AValue: string);</text:p>
          </table:table-cell>
          <table:table-cell table:style-name="Table4.B2" office:value-type="string">
            <text:p text:style-name="P128">This is a colon separated (Unixes) or semi-colon separated (Windows) ordered list of OpenSSL version numbers that can be used as suffices for the OpenSSL library modules (e.g. <text:span text:style-name="T114">for </text:span>libcrypto-3-x64.dll, <text:span text:style-name="T114">the suffix is '-3-x64')</text:span>.</text:p>
            <text:p text:style-name="P128">When searching for the OpenSSL library, the loader searches the default (or specified) OpenSSLPath for OpenSSL libraries using these suffices in turn.</text:p>
            <text:p text:style-name="P128">Unix: defaults to</text:p>
            <text:p text:style-name="P128"><text:s/>'.3:.1.1:.1.0.2:.1.0.0:.0.9.9:.0.9.8:.0.9.7:.0.9.6'</text:p>
            <text:p text:style-name="P128">Note includes legacy versions.</text:p>
            <text:p text:style-name="P128">Windows defaults to</text:p>
            <text:p text:style-name="P128">'-3-x64;-1-x64;' (64 bit)</text:p>
            <text:p text:style-name="P128">'-3;-1;' (32 bit)</text:p>
            <text:p text:style-name="P202">Changing the libversions will automatically unload the ssl and crypto libraries if currently loaded.</text:p>
          </table:table-cell>
        </table:table-row>
        <table:table-row table:style-name="Table4.1">
          <table:table-cell table:style-name="Table4.A2" office:value-type="string">
            <text:p text:style-name="P36">function GetSSLBaseLibName: string;</text:p>
            <text:p text:style-name="P36"/>
            <text:p text:style-name="P36">procedure SetSSLBaseLibName(AValue: string);</text:p>
          </table:table-cell>
          <table:table-cell table:style-name="Table4.B2" office:value-type="string">
            <text:p text:style-name="P138">These are used to respectively get and set the basename for the SSL dynamic library. Defaults to 'libssl'.</text:p>
            <text:p text:style-name="P138"><text:span text:style-name="T9">Changing the base name will automatically unload the ssl and crypto libraries if currently loaded</text:span>.</text:p>
          </table:table-cell>
        </table:table-row>
        <table:table-row table:style-name="Table4.1">
          <table:table-cell table:style-name="Table4.A2" office:value-type="string">
            <text:p text:style-name="P36">function GetCryptoBaseLibName: string;</text:p>
            <text:p text:style-name="P36"/>
            <text:p text:style-name="P36">procedure SetCryptoBaseLibName(AValue: string);</text:p>
          </table:table-cell>
          <table:table-cell table:style-name="Table4.B2" office:value-type="string">
            <text:p text:style-name="P138">These are used to respectively get and set the basename for the crypto <text:s/>dynamic library. Defaults to 'libcrypto'.</text:p>
            <text:p text:style-name="P138"><text:span text:style-name="T9">Changing the base name will automatically unload the ssl and crypto libraries if currently loaded</text:span>.</text:p>
          </table:table-cell>
        </table:table-row>
        <text:soft-page-break/>
        <table:table-row table:style-name="Table4.1">
          <table:table-cell table:style-name="Table4.A2" office:value-type="string">
            <text:p text:style-name="P36">function GetAllowLegacyLibsFallback: boolean;</text:p>
            <text:p text:style-name="P36"/>
            <text:p text:style-name="P36">procedure SetAllowLegacyLibsFallback(AValue: boolean);</text:p>
          </table:table-cell>
          <table:table-cell table:style-name="Table4.B2" office:value-type="string">
            <text:p text:style-name="P138">These are used to respectively get and set the AllowLegacyLibsFallback flag. This is only used when running under Windows. </text:p>
            <text:p text:style-name="P138">If set and no OpenSSL libraries have been found when searching for them using the Base Library names and libversions, then the loader will attempt to load the OpenSSL libraries using the legacy library names 'libeay32' and 'ssleay32'.</text:p>
            <text:p text:style-name="P138">Defaults to 'false'.</text:p>
            <text:p text:style-name="P138"><text:span text:style-name="T9">Changing this flag will automatically unload the ssl and crypto libraries if currently loaded</text:span>.</text:p>
          </table:table-cell>
        </table:table-row>
        <table:table-row table:style-name="Table4.1">
          <table:table-cell table:style-name="Table4.A2" office:value-type="string">
            <text:p text:style-name="P36">function GetLibCryptoHandle: TLibHandle</text:p>
          </table:table-cell>
          <table:table-cell table:style-name="Table4.B2" office:value-type="string">
            <text:p text:style-name="P40">After a successful library load, this returns the value of the internal handle to libcrypto (internal use only recommended).</text:p>
          </table:table-cell>
        </table:table-row>
        <table:table-row table:style-name="Table4.1">
          <table:table-cell table:style-name="Table4.A2" office:value-type="string">
            <text:p text:style-name="P36">function GetLibSSLHandle: TLibHandle;</text:p>
          </table:table-cell>
          <table:table-cell table:style-name="Table4.B2" office:value-type="string">
            <text:p text:style-name="P37"><text:span text:style-name="T101">After a successful library load, this returns the value of the internal handle to </text:span><text:span text:style-name="T53">libssl</text:span><text:span text:style-name="T101"> (internal use only recommended).</text:span></text:p>
          </table:table-cell>
        </table:table-row>
        <table:table-row table:style-name="Table4.1">
          <table:table-cell table:style-name="Table4.A2" office:value-type="string">
            <text:p text:style-name="P36">function GetLibCryptoFilePath: string</text:p>
          </table:table-cell>
          <table:table-cell table:style-name="Table4.B2" office:value-type="string">
            <text:p text:style-name="P40">After a successful library load, this returns the path to the loaded libcrypto library. (note: may be empty if default library loaded).</text:p>
          </table:table-cell>
        </table:table-row>
        <table:table-row table:style-name="Table4.1">
          <table:table-cell table:style-name="Table4.A2" office:value-type="string">
            <text:p text:style-name="P36">function GetLibSSLFilePath: string</text:p>
          </table:table-cell>
          <table:table-cell table:style-name="Table4.B2" office:value-type="string">
            <text:p text:style-name="P37"><text:span text:style-name="T101">After a successful library load, this returns the path to the loaded </text:span><text:span text:style-name="T53">libssl</text:span><text:span text:style-name="T101"> library. (note: may be empty if default library loaded).</text:span></text:p>
          </table:table-cell>
        </table:table-row>
        <table:table-row table:style-name="Table4.1">
          <table:table-cell table:style-name="Table4.A2" office:value-type="string">
            <text:p text:style-name="P36">function GetFailedToLoadList: TStrings;</text:p>
          </table:table-cell>
          <table:table-cell table:style-name="Table4.B2" office:value-type="string">
            <text:p text:style-name="P37"><text:span text:style-name="T101">After a successful library load, this returns a list of </text:span><text:span text:style-name="T53">API call</text:span><text:span text:style-name="T101"> names that failed to load at library load time. </text:span></text:p>
            <text:p text:style-name="P40">JIT: only API calls tagged as “allow_nil” are loaded at library load time and hence this list is restricted to API calls tagged as “allow_nil” <text:span text:style-name="T102">only</text:span>.</text:p>
            <text:p text:style-name="P40">Smart: Any API Call that fails to load.</text:p>
            <text:p text:style-name="P39">Note: API calls that fail to load and are not tagged as “allow_nil” will cause an EOpenSSLAPIFunctionNotPresent exception if called later.</text:p>
          </table:table-cell>
        </table:table-row>
        <table:table-row table:style-name="Table4.1">
          <table:table-cell table:style-name="Table4.A2" office:value-type="string">
            <text:p text:style-name="P36">function Load: Boolean;</text:p>
          </table:table-cell>
          <table:table-cell table:style-name="Table4.B2" office:value-type="string">
            <text:p text:style-name="P40">Explicitly loads the library if not already loaded and returns “true” on successful load.</text:p>
          </table:table-cell>
        </table:table-row>
        <table:table-row table:style-name="Table4.1">
          <table:table-cell table:style-name="Table4.A2" office:value-type="string">
            <text:p text:style-name="P36">procedure Unload;</text:p>
          </table:table-cell>
          <table:table-cell table:style-name="Table4.B2" office:value-type="string">
            <text:p text:style-name="P40">Explicitly unloads the library if current loaded.</text:p>
          </table:table-cell>
        </table:table-row>
        <text:soft-page-break/>
        <table:table-row table:style-name="Table4.1">
          <table:table-cell table:style-name="Table4.A2" office:value-type="string">
            <text:p text:style-name="P38">function IsLoaded: boolean</text:p>
          </table:table-cell>
          <table:table-cell table:style-name="Table4.B13" office:value-type="string">
            <text:p text:style-name="P129">Returns true if the OpenSSL library has been successfully loaded.</text:p>
          </table:table-cell>
        </table:table-row>
      </table:table>
      <text:p text:style-name="Pasc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class="chapter"/>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List_20_1" style:display-name="List 1">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fo:font-family="StarSymbol"/>
      </text:list-level-style-bullet>
      <text:list-level-style-bullet text:level="2" text:style-name="Numbering_20_Symbols" loext:num-list-format="%2%" text:bullet-char="–">
        <style:list-level-properties text:space-before="0.1181in" text:min-label-width="0.1181in"/>
        <style:text-properties fo:font-family="StarSymbol"/>
      </text:list-level-style-bullet>
      <text:list-level-style-bullet text:level="3" text:style-name="Numbering_20_Symbols" loext:num-list-format="%3%" text:bullet-char="–">
        <style:list-level-properties text:space-before="0.2362in" text:min-label-width="0.1181in"/>
        <style:text-properties fo:font-family="StarSymbol"/>
      </text:list-level-style-bullet>
      <text:list-level-style-bullet text:level="4" text:style-name="Numbering_20_Symbols" loext:num-list-format="%4%" text:bullet-char="–">
        <style:list-level-properties text:space-before="0.3539in" text:min-label-width="0.1181in"/>
        <style:text-properties fo:font-family="StarSymbol"/>
      </text:list-level-style-bullet>
      <text:list-level-style-bullet text:level="5" text:style-name="Numbering_20_Symbols" loext:num-list-format="%5%" text:bullet-char="–">
        <style:list-level-properties text:space-before="0.472in" text:min-label-width="0.1181in"/>
        <style:text-properties fo:font-family="StarSymbol"/>
      </text:list-level-style-bullet>
      <text:list-level-style-bullet text:level="6" text:style-name="Numbering_20_Symbols" loext:num-list-format="%6%" text:bullet-char="–">
        <style:list-level-properties text:space-before="0.5902in" text:min-label-width="0.1181in"/>
        <style:text-properties fo:font-family="StarSymbol"/>
      </text:list-level-style-bullet>
      <text:list-level-style-bullet text:level="7" text:style-name="Numbering_20_Symbols" loext:num-list-format="%7%" text:bullet-char="–">
        <style:list-level-properties text:space-before="0.7091in" text:min-label-width="0.1181in"/>
        <style:text-properties fo:font-family="StarSymbol"/>
      </text:list-level-style-bullet>
      <text:list-level-style-bullet text:level="8" text:style-name="Numbering_20_Symbols" loext:num-list-format="%8%" text:bullet-char="–">
        <style:list-level-properties text:space-before="0.8272in" text:min-label-width="0.1181in"/>
        <style:text-properties fo:font-family="StarSymbol"/>
      </text:list-level-style-bullet>
      <text:list-level-style-bullet text:level="9" text:style-name="Numbering_20_Symbols" loext:num-list-format="%9%" text:bullet-char="–">
        <style:list-level-properties text:space-before="0.9453in" text:min-label-width="0.1181in"/>
        <style:text-properties fo:font-family="StarSymbol"/>
      </text:list-level-style-bullet>
      <text:list-level-style-bullet text:level="10" text:style-name="Numbering_20_Symbols" loext:num-list-format="%10%"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fo:font-family="StarSymbol"/>
      </text:list-level-style-bullet>
      <text:list-level-style-bullet text:level="2" text:style-name="Numbering_20_Symbols" loext:num-list-format="%2%" text:bullet-char="□">
        <style:list-level-properties text:space-before="0.1555in" text:min-label-width="0.1555in"/>
        <style:text-properties fo:font-family="StarSymbol"/>
      </text:list-level-style-bullet>
      <text:list-level-style-bullet text:level="3" text:style-name="Numbering_20_Symbols" loext:num-list-format="%3%" text:bullet-char="☑">
        <style:list-level-properties text:min-label-width="0.1555in"/>
        <style:text-properties fo:font-family="StarSymbol"/>
      </text:list-level-style-bullet>
      <text:list-level-style-bullet text:level="4" text:style-name="Numbering_20_Symbols" loext:num-list-format="%4%" text:bullet-char="□">
        <style:list-level-properties text:space-before="0.1555in" text:min-label-width="0.1555in"/>
        <style:text-properties fo:font-family="StarSymbol"/>
      </text:list-level-style-bullet>
      <text:list-level-style-bullet text:level="5" text:style-name="Numbering_20_Symbols" loext:num-list-format="%5%" text:bullet-char="☑">
        <style:list-level-properties text:min-label-width="0.1555in"/>
        <style:text-properties fo:font-family="StarSymbol"/>
      </text:list-level-style-bullet>
      <text:list-level-style-bullet text:level="6" text:style-name="Numbering_20_Symbols" loext:num-list-format="%6%" text:bullet-char="□">
        <style:list-level-properties text:space-before="0.1555in" text:min-label-width="0.1555in"/>
        <style:text-properties fo:font-family="StarSymbol"/>
      </text:list-level-style-bullet>
      <text:list-level-style-bullet text:level="7" text:style-name="Numbering_20_Symbols" loext:num-list-format="%7%" text:bullet-char="☑">
        <style:list-level-properties text:min-label-width="0.1555in"/>
        <style:text-properties fo:font-family="StarSymbol"/>
      </text:list-level-style-bullet>
      <text:list-level-style-bullet text:level="8" text:style-name="Numbering_20_Symbols" loext:num-list-format="%8%" text:bullet-char="□">
        <style:list-level-properties text:space-before="0.1555in" text:min-label-width="0.1555in"/>
        <style:text-properties fo:font-family="StarSymbol"/>
      </text:list-level-style-bullet>
      <text:list-level-style-bullet text:level="9" text:style-name="Numbering_20_Symbols" loext:num-list-format="%9%" text:bullet-char="☑">
        <style:list-level-properties text:min-label-width="0.1555in"/>
        <style:text-properties fo:font-family="StarSymbol"/>
      </text:list-level-style-bullet>
      <text:list-level-style-bullet text:level="10" text:style-name="Numbering_20_Symbols" loext:num-list-format="%10%"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fo:font-family="StarSymbol"/>
      </text:list-level-style-bullet>
      <text:list-level-style-bullet text:level="5" text:style-name="Numbering_20_Symbols" loext:num-list-format="%5%" text:bullet-char="•">
        <style:list-level-properties text:space-before="0.7874in" text:min-label-width="0.1555in"/>
        <style:text-properties fo:font-family="StarSymbol"/>
      </text:list-level-style-bullet>
      <text:list-level-style-bullet text:level="6" text:style-name="Numbering_20_Symbols" loext:num-list-format="%6%" text:bullet-char="•">
        <style:list-level-properties text:space-before="0.9429in" text:min-label-width="0.1555in"/>
        <style:text-properties fo:font-family="StarSymbol"/>
      </text:list-level-style-bullet>
      <text:list-level-style-bullet text:level="7" text:style-name="Numbering_20_Symbols" loext:num-list-format="%7%" text:bullet-char="•">
        <style:list-level-properties text:space-before="1.0988in" text:min-label-width="0.1555in"/>
        <style:text-properties fo:font-family="StarSymbol"/>
      </text:list-level-style-bullet>
      <text:list-level-style-bullet text:level="8" text:style-name="Numbering_20_Symbols" loext:num-list-format="%8%" text:bullet-char="•">
        <style:list-level-properties text:space-before="1.2543in" text:min-label-width="0.1555in"/>
        <style:text-properties fo:font-family="StarSymbol"/>
      </text:list-level-style-bullet>
      <text:list-level-style-bullet text:level="9" text:style-name="Numbering_20_Symbols" loext:num-list-format="%9%" text:bullet-char="•">
        <style:list-level-properties text:space-before="1.4098in" text:min-label-width="0.1555in"/>
        <style:text-properties fo:font-family="StarSymbol"/>
      </text:list-level-style-bullet>
      <text:list-level-style-bullet text:level="10" text:style-name="Numbering_20_Symbols" loext:num-list-format="%10%" text:bullet-char="•">
        <style:list-level-properties text:space-before="1.5654in" text:min-label-width="0.1555in"/>
        <style:text-properties fo:font-family="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6 October 2025</text:modification-date></text:p>
              <text:p text:style-name="MP5"/>
            </table:table-cell>
            <table:table-cell table:style-name="Table3.A1" office:value-type="string">
              <text:p text:style-name="MP6"><text:title>OpenSSL Pascal API Code Generator</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 Using the OpenSSL API Units</text:chapter></text:span></text:p>
      </style:header>
      <style:footer>
        <text:p text:style-name="MP10"><text:page-number text:select-page="current">23</text:page-number></text:p>
      </style:footer>
    </style:master-page>
    <style:master-page style:name="Left_20_Page" style:display-name="Left Page" style:page-layout-name="Mpm6" draw:style-name="Mdp1" style:next-style-name="Right_20_Page">
      <style:header>
        <text:p text:style-name="MP11"><text:title>OpenSSL Pascal API Code Generator</text:title></text:p>
      </style:header>
      <style:footer>
        <text:p text:style-name="MP12"><text:page-number text:select-page="current">2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vi</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OpenSSL Pascal API Code Generator</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OpenSSL Pascal API Code Generator</dc:title>
    <meta:creation-date>2024-11-29T14:49:33.450548890</meta:creation-date>
    <meta:editing-cycles>60</meta:editing-cycles>
    <meta:editing-duration>PT6H48M50S</meta:editing-duration>
    <dc:date>2025-10-06T14:50:05.790668742</dc:date>
    <meta:print-date>2025-09-20T13:50:52.152591932</meta:print-date>
    <meta:printed-by>PDF files</meta:printed-by>
    <meta:document-statistic meta:table-count="4" meta:image-count="0" meta:object-count="1" meta:page-count="27" meta:paragraph-count="387" meta:word-count="5498" meta:character-count="35458" meta:non-whitespace-character-count="30134"/>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OpenSSLCodeGe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